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000000010AACA058E64F7EB40.png" manifest:media-type="image/png"/>
  <manifest:file-entry manifest:full-path="Pictures/100002010000001000000010E6587DB28254CFF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/>
    <style:font-face style:name="Mangal2" svg:font-family="Mangal"/>
    <style:font-face style:name="TAMSTW+TimesNewRoman" svg:font-family="TAMSTW+TimesNewRoman"/>
    <style:font-face style:name="WFRXYX+Calibri" svg:font-family="WFRXYX+Calibri"/>
    <style:font-face style:name="Arial4" svg:font-family="Arial" style:font-family-generic="swiss"/>
    <style:font-face style:name="Courier New" svg:font-family="'Courier New'" style:font-family-generic="modern" style:font-pitch="fixed"/>
    <style:font-face style:name="NewsGotT" svg:font-family="NewsGot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6" style:family="table">
      <style:table-properties style:width="16.9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507cm"/>
    </style:style>
    <style:style style:name="Tabla6.B" style:family="table-column">
      <style:table-column-properties style:column-width="11.485cm"/>
    </style:style>
    <style:style style:name="Tabla6.1" style:family="table-row">
      <style:table-row-properties style:min-row-height="1.392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style:vertical-align="" fo:background-color="#cfe7f5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9" style:family="table">
      <style:table-properties style:width="16.981cm" fo:margin-left="0.018cm" fo:margin-right="0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5.002cm" style:rel-column-width="19305*"/>
    </style:style>
    <style:style style:name="Tabla9.B" style:family="table-column">
      <style:table-column-properties style:column-width="0.707cm" style:rel-column-width="2729*"/>
    </style:style>
    <style:style style:name="Tabla9.C" style:family="table-column">
      <style:table-column-properties style:column-width="4.2cm" style:rel-column-width="16208*"/>
    </style:style>
    <style:style style:name="Tabla9.D" style:family="table-column">
      <style:table-column-properties style:column-width="1.746cm" style:rel-column-width="6739*"/>
    </style:style>
    <style:style style:name="Tabla9.E" style:family="table-column">
      <style:table-column-properties style:column-width="2.656cm" style:rel-column-width="10251*"/>
    </style:style>
    <style:style style:name="Tabla9.F" style:family="table-column">
      <style:table-column-properties style:column-width="2.669cm" style:rel-column-width="10303*"/>
    </style:style>
    <style:style style:name="Tabla9.A1" style:family="table-cell">
      <style:table-cell-properties fo:background-color="#cfe7f5" fo:padding="0.097cm" fo:border="0.05pt solid #000000">
        <style:background-image/>
      </style:table-cell-properties>
    </style:style>
    <style:style style:name="Tabla9.A2" style:family="table-cell">
      <style:table-cell-properties style:vertical-align="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4" style:family="table-row">
      <style:table-row-properties style:min-row-height="0.404cm"/>
    </style:style>
    <style:style style:name="Tabla9.D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9.F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5" style:family="table-row">
      <style:table-row-properties style:min-row-height="1.736cm" fo:background-color="transparent" fo:keep-together="auto">
        <style:background-image/>
      </style:table-row-properties>
    </style:style>
    <style:style style:name="Tabla9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9.F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" style:family="table">
      <style:table-properties style:width="16.993cm" fo:margin-left="-0.002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683cm" style:rel-column-width="21917*"/>
    </style:style>
    <style:style style:name="Tabla1.B" style:family="table-column">
      <style:table-column-properties style:column-width="5.644cm" style:rel-column-width="21767*"/>
    </style:style>
    <style:style style:name="Tabla1.C" style:family="table-column">
      <style:table-column-properties style:column-width="5.666cm" style:rel-column-width="21851*"/>
    </style:style>
    <style:style style:name="Tabla1.A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style:vertical-align=""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6.979cm" fo:margin-left="0.005cm" fo:margin-right="0.016cm" table:align="margins" style:may-break-between-rows="false"/>
    </style:style>
    <style:style style:name="Tabla14.A" style:family="table-column">
      <style:table-column-properties style:column-width="5.657cm" style:rel-column-width="21833*"/>
    </style:style>
    <style:style style:name="Tabla14.B" style:family="table-column">
      <style:table-column-properties style:column-width="2.833cm" style:rel-column-width="10933*"/>
    </style:style>
    <style:style style:name="Tabla14.C" style:family="table-column">
      <style:table-column-properties style:column-width="2.828cm" style:rel-column-width="10913*"/>
    </style:style>
    <style:style style:name="Tabla14.D" style:family="table-column">
      <style:table-column-properties style:column-width="5.662cm" style:rel-column-width="21856*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cfe7f5" fo:padding="0.097cm" fo:border="0.05pt solid #000000" style:writing-mode="page">
        <style:background-image/>
      </style:table-cell-properties>
    </style:style>
    <style:style style:name="Tabla1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4.A3" style:family="table-cell">
      <style:table-cell-properties style:vertical-align="" fo:background-color="#cfe7f5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4.D3" style:family="table-cell">
      <style:table-cell-properties style:vertical-align="" fo:background-color="#cfe7f5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4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4.D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4.A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4.11" style:family="table-row">
      <style:table-row-properties style:min-row-height="1.12cm"/>
    </style:style>
    <style:style style:name="Tabla14.A11" style:family="table-cell">
      <style:table-cell-properties fo:background-color="#e7eff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81cm" fo:margin-left="0.018cm" fo:margin-right="0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16.981cm" style:rel-column-width="65535*"/>
    </style:style>
    <style:style style:name="Tabla2.A1" style:family="table-cell">
      <style:table-cell-properties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16.974cm" style:rel-column-width="65535*"/>
    </style:style>
    <style:style style:name="Tabla7.A1" style:family="table-cell">
      <style:table-cell-properties fo:background-color="#cfe7f5" fo:padding="0.097cm" fo:border="0.05pt solid #000000">
        <style:background-image/>
      </style:table-cell-properties>
    </style:style>
    <style:style style:name="Tabla7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5.A" style:family="table-column">
      <style:table-column-properties style:column-width="16.974cm" style:rel-column-width="65535*"/>
    </style:style>
    <style:style style:name="Tabla15.A1" style:family="table-cell">
      <style:table-cell-properties fo:background-color="#cfe7f5" fo:padding="0.097cm" fo:border="0.05pt solid #000000">
        <style:background-image/>
      </style:table-cell-properties>
    </style:style>
    <style:style style:name="Tabla15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16.974cm" style:rel-column-width="65535*"/>
    </style:style>
    <style:style style:name="Tabla5.A1" style:family="table-cell">
      <style:table-cell-properties fo:background-color="#cfe7f5" fo:padding="0.097cm" fo:border="0.05pt solid #000000">
        <style:background-image/>
      </style:table-cell-properties>
    </style:style>
    <style:style style:name="Tabla5.A2" style:family="table-cell">
      <style:table-cell-properties style:vertical-align="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1.095cm"/>
    </style:style>
    <style:style style:name="Tabla5.A3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7" style:family="table-row">
      <style:table-row-properties style:min-row-height="4.743cm"/>
    </style:style>
    <style:style style:name="Tabla13" style:family="table">
      <style:table-properties style:width="15.404cm" fo:margin-left="0.684cm" fo:margin-right="0.69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5.404cm" style:rel-column-width="65535*"/>
    </style:style>
    <style:style style:name="Tabla13.1" style:family="table-row">
      <style:table-row-properties style:min-row-height="0.601cm"/>
    </style:style>
    <style:style style:name="Tabla1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" style:family="table">
      <style:table-properties style:width="16.71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2.A" style:family="table-column">
      <style:table-column-properties style:column-width="4.396cm" style:rel-column-width="17233*"/>
    </style:style>
    <style:style style:name="Tabla12.B" style:family="table-column">
      <style:table-column-properties style:column-width="4.323cm" style:rel-column-width="16953*"/>
    </style:style>
    <style:style style:name="Tabla12.C" style:family="table-column">
      <style:table-column-properties style:column-width="3.997cm" style:rel-column-width="15675*"/>
    </style:style>
    <style:style style:name="Tabla12.D" style:family="table-column">
      <style:table-column-properties style:column-width="3.997cm" style:rel-column-width="15674*"/>
    </style:style>
    <style:style style:name="Tabla12.1" style:family="table-row">
      <style:table-row-properties style:min-row-height="0.601cm"/>
    </style:style>
    <style:style style:name="Tabla1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6.71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1.A" style:family="table-column">
      <style:table-column-properties style:column-width="4.396cm" style:rel-column-width="17233*"/>
    </style:style>
    <style:style style:name="Tabla11.B" style:family="table-column">
      <style:table-column-properties style:column-width="4.323cm" style:rel-column-width="16953*"/>
    </style:style>
    <style:style style:name="Tabla11.C" style:family="table-column">
      <style:table-column-properties style:column-width="3.997cm" style:rel-column-width="15675*"/>
    </style:style>
    <style:style style:name="Tabla11.D" style:family="table-column">
      <style:table-column-properties style:column-width="3.997cm" style:rel-column-width="15674*"/>
    </style:style>
    <style:style style:name="Tabla11.1" style:family="table-row">
      <style:table-row-properties style:min-row-height="0.601cm"/>
    </style:style>
    <style:style style:name="Tabla1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" style:family="table">
      <style:table-properties style:width="15.404cm" fo:margin-left="0.684cm" fo:margin-right="0.69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3.A" style:family="table-column">
      <style:table-column-properties style:column-width="15.404cm" style:rel-column-width="65535*"/>
    </style:style>
    <style:style style:name="Tabla13.1" style:family="table-row">
      <style:table-row-properties style:min-row-height="0.601cm"/>
    </style:style>
    <style:style style:name="Tabla1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" style:family="table">
      <style:table-properties style:width="16.71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2.A" style:family="table-column">
      <style:table-column-properties style:column-width="4.396cm" style:rel-column-width="17233*"/>
    </style:style>
    <style:style style:name="Tabla12.B" style:family="table-column">
      <style:table-column-properties style:column-width="4.323cm" style:rel-column-width="16953*"/>
    </style:style>
    <style:style style:name="Tabla12.C" style:family="table-column">
      <style:table-column-properties style:column-width="3.997cm" style:rel-column-width="15675*"/>
    </style:style>
    <style:style style:name="Tabla12.D" style:family="table-column">
      <style:table-column-properties style:column-width="3.997cm" style:rel-column-width="15674*"/>
    </style:style>
    <style:style style:name="Tabla12.1" style:family="table-row">
      <style:table-row-properties style:min-row-height="0.601cm"/>
    </style:style>
    <style:style style:name="Tabla1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6.71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1.A" style:family="table-column">
      <style:table-column-properties style:column-width="4.396cm" style:rel-column-width="17233*"/>
    </style:style>
    <style:style style:name="Tabla11.B" style:family="table-column">
      <style:table-column-properties style:column-width="4.323cm" style:rel-column-width="16953*"/>
    </style:style>
    <style:style style:name="Tabla11.C" style:family="table-column">
      <style:table-column-properties style:column-width="3.997cm" style:rel-column-width="15675*"/>
    </style:style>
    <style:style style:name="Tabla11.D" style:family="table-column">
      <style:table-column-properties style:column-width="3.997cm" style:rel-column-width="15674*"/>
    </style:style>
    <style:style style:name="Tabla11.1" style:family="table-row">
      <style:table-row-properties style:min-row-height="0.601cm"/>
    </style:style>
    <style:style style:name="Tabla1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6.974cm" style:rel-column-width="65535*"/>
    </style:style>
    <style:style style:name="Tabla4.A1" style:family="table-cell">
      <style:table-cell-properties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6.974cm" style:rel-column-width="65535*"/>
    </style:style>
    <style:style style:name="Tabla3.A1" style:family="table-cell">
      <style:table-cell-properties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8.A" style:family="table-column">
      <style:table-column-properties style:column-width="16.974cm" style:rel-column-width="65535*"/>
    </style:style>
    <style:style style:name="Tabla18.A1" style:family="table-cell">
      <style:table-cell-properties fo:background-color="#cfe7f5" fo:padding="0.097cm" fo:border="0.05pt solid #000000">
        <style:background-image/>
      </style:table-cell-properties>
    </style:style>
    <style:style style:name="Tabla18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9.998cm" style:rel-column-width="38540*"/>
    </style:style>
    <style:style style:name="Tabla10.B" style:family="table-column">
      <style:table-column-properties style:column-width="7.003cm" style:rel-column-width="26995*"/>
    </style:style>
    <style:style style:name="Tabla10.1" style:family="table-row">
      <style:table-row-properties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0.B1" style:family="table-cell">
      <style:table-cell-properties style:vertical-align="middle" fo:background-color="#cfe7f5" fo:padding="0.097cm" fo:border="0.05pt solid #000000" style:writing-mode="lr-tb">
        <style:background-image/>
      </style:table-cell-properties>
    </style:style>
    <style:style style:name="Tabla10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0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9" style:family="table">
      <style:table-properties style:width="16.974cm" fo:margin-left="0.018cm" fo:margin-right="0.00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9.A" style:family="table-column">
      <style:table-column-properties style:column-width="16.974cm" style:rel-column-width="65535*"/>
    </style:style>
    <style:style style:name="Tabla19.A1" style:family="table-cell">
      <style:table-cell-properties fo:background-color="#cfe7f5" fo:padding="0.097cm" fo:border="0.05pt solid #000000">
        <style:background-image/>
      </style:table-cell-properties>
    </style:style>
    <style:style style:name="Tabla19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2" fo:font-size="6pt" fo:language="es" fo:country="ES" fo:font-style="normal" style:text-underline-style="none" fo:font-weight="normal" officeooo:paragraph-rsid="0034e45e" fo:background-color="transparent" style:font-size-asian="6pt" style:font-size-complex="6pt"/>
    </style:style>
    <style:style style:name="P2" style:family="paragraph" style:parent-style-name="Standard">
      <style:paragraph-properties fo:line-height="100%" fo:text-align="start" style:justify-single-word="false"/>
      <style:text-properties fo:color="#000000" loext:opacity="100%" style:font-name="Arial2" fo:font-size="10pt" fo:language="es" fo:country="ES" fo:font-style="normal" style:text-underline-style="none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000000" loext:opacity="100%" style:text-line-through-style="none" style:text-line-through-type="none" style:font-name="Arial2" fo:font-size="10pt" fo:letter-spacing="-0.004cm" fo:language="es" fo:country="ES" fo:font-style="italic" style:text-underline-style="none" fo:font-weight="normal" officeooo:paragraph-rsid="000f774b" style:text-blinking="false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4" style:family="paragraph" style:parent-style-name="Standard"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fe6b2" officeooo:paragraph-rsid="0096160a" fo:background-color="transparent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officeooo:paragraph-rsid="009198a0"/>
    </style:style>
    <style:style style:name="P6" style:family="paragraph" style:parent-style-name="Standard">
      <style:text-properties officeooo:paragraph-rsid="00c98f46"/>
    </style:style>
    <style:style style:name="P7" style:family="paragraph" style:parent-style-name="Standard">
      <loext:graphic-properties draw:fill="solid" draw:fill-color="#ffffff" draw:opacity="100%"/>
      <style:paragraph-properties fo:line-height="100%" fo:text-align="justify" style:justify-single-word="false" fo:break-before="auto" fo:break-after="auto" fo:background-color="#ffffff"/>
      <style:text-properties fo:color="#000000" loext:opacity="100%" style:font-name="Arial2" fo:font-size="6pt" fo:language="es" fo:country="ES" fo:font-style="normal" style:text-underline-style="none" fo:font-weight="normal" fo:background-color="transparent" style:font-size-asian="6pt" style:font-size-complex="6pt"/>
    </style:style>
    <style:style style:name="P8" style:family="paragraph" style:parent-style-name="Standard">
      <style:paragraph-properties fo:margin-top="0.402cm" fo:margin-bottom="0.402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1" fo:font-size="10pt" fo:letter-spacing="-0.004cm" fo:language="es" fo:country="ES" fo:font-style="normal" fo:text-shadow="none" style:text-underline-style="none" fo:font-weight="normal" officeooo:rsid="0045ec7f" officeooo:paragraph-rsid="00361263" style:text-blinking="false" fo:background-color="transparent" style:font-size-asian="10pt" style:font-style-asian="normal" style:font-weight-asian="normal" style:font-name-complex="Arial1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402cm" fo:margin-bottom="0.402cm" style:contextual-spacing="false" fo:line-height="100%" fo:text-align="center" style:justify-single-word="false"/>
      <style:text-properties fo:color="#000000" loext:opacity="100%" style:text-line-through-style="none" style:text-line-through-type="none" style:font-name="Arial2" fo:font-size="11pt" fo:letter-spacing="-0.004cm" fo:language="es" fo:country="ES" fo:font-style="normal" style:text-underline-style="none" fo:font-weight="bold" officeooo:rsid="006944d6" officeooo:paragraph-rsid="00c7ce81" style:text-blinking="false" fo:background-color="transparent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reak-before="auto" fo:break-after="auto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37d434" fo:background-color="transparent" style:font-size-asian="10pt" style:font-size-complex="10pt"/>
    </style:style>
    <style:style style:name="P11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reak-before="auto" fo:break-after="auto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79c5bd" fo:background-color="transparent" style:font-size-asian="10pt" style:font-size-complex="10pt"/>
    </style:style>
    <style:style style:name="P1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reak-before="auto" fo:break-after="auto" fo:background-color="#ffffff"/>
      <style:text-properties fo:color="#000000" loext:opacity="100%" style:font-name="Arial2" fo:font-size="10pt" fo:language="es" fo:country="ES" fo:font-style="normal" style:text-underline-style="none" fo:font-weight="normal" officeooo:rsid="002cac69" officeooo:paragraph-rsid="0095c537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37d434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6ef27e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75fe60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37d434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2209f1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.101cm" fo:margin-right="0cm" fo:margin-top="0cm" fo:margin-bottom="0.21cm" style:contextual-spacing="false" fo:line-height="100%" fo:text-align="start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paragraph-rsid="006ef27e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110521" officeooo:paragraph-rsid="0037d434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06eff2" officeooo:paragraph-rsid="006ef27e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75fe60" officeooo:paragraph-rsid="0075fe60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7cd66e" officeooo:paragraph-rsid="007cd66e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8144c0" officeooo:paragraph-rsid="008144c0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833f1a" officeooo:paragraph-rsid="00833f1a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9198a0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730518" officeooo:paragraph-rsid="008ce820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71dd34" officeooo:paragraph-rsid="0095c537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95c537" officeooo:paragraph-rsid="0095c537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96160a" officeooo:paragraph-rsid="0096160a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81175f" officeooo:paragraph-rsid="00c98f46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2" fo:font-size="10pt" fo:language="es" fo:country="ES" fo:font-style="normal" style:text-underline-style="none" fo:font-weight="bold" officeooo:rsid="00a6bab3" officeooo:paragraph-rsid="00c98f46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470a7e" officeooo:paragraph-rsid="008ce820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34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470a7e" officeooo:paragraph-rsid="0090039e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35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bold" officeooo:rsid="0090039e" officeooo:paragraph-rsid="0090039e" style:letter-kerning="true" fo:background-color="transparent" style:font-name-asian="SimSun" style:font-size-asian="10pt" style:language-asian="zh" style:country-asian="CN" style:font-weight-asian="bold" style:font-name-complex="Lucida Sans" style:font-size-complex="10pt" style:language-complex="hi" style:country-complex="IN" style:font-weight-complex="bold"/>
    </style:style>
    <style:style style:name="P36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37d434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6ef27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75fe60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95c537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8144c0" officeooo:paragraph-rsid="008144c0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87c99a" officeooo:paragraph-rsid="0087c99a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95c537" officeooo:paragraph-rsid="0095c537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95c537" officeooo:paragraph-rsid="0095c537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96b252" officeooo:paragraph-rsid="0097cae2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96b252" officeooo:paragraph-rsid="00b2270c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96b252" officeooo:paragraph-rsid="00b5c3ef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2" fo:font-size="10pt" fo:language="es" fo:country="ES" fo:font-style="normal" style:text-underline-style="none" fo:font-weight="normal" officeooo:rsid="0081175f" officeooo:paragraph-rsid="00c98f46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bb6fcf" officeooo:paragraph-rsid="00c7ce81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79c5bd" fo:background-color="transparent" style:font-size-asian="10pt" style:font-size-complex="10pt"/>
    </style:style>
    <style:style style:name="P50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8ce820" fo:background-color="transparent" style:font-size-asian="10pt" style:font-size-complex="10pt"/>
    </style:style>
    <style:style style:name="P51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rsid="002cac69" officeooo:paragraph-rsid="008144c0" fo:background-color="transparent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rsid="002cac69" officeooo:paragraph-rsid="0095c537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rsid="002cac69" officeooo:paragraph-rsid="00833f1a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10pt" fo:language="es" fo:country="ES" fo:font-style="normal" style:text-underline-style="none" fo:font-weight="normal" officeooo:rsid="002cac69" officeooo:paragraph-rsid="00c98f46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6pt" fo:language="es" fo:country="ES" fo:font-style="normal" style:text-underline-style="none" fo:font-weight="normal" fo:background-color="transparent" style:font-size-asian="6pt" style:font-size-complex="6pt"/>
    </style:style>
    <style:style style:name="P56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2" fo:font-size="6pt" fo:language="es" fo:country="ES" fo:font-style="normal" style:text-underline-style="none" fo:font-weight="normal" officeooo:paragraph-rsid="002209f1" fo:background-color="transparent" style:font-size-asian="6pt" style:font-size-complex="6pt"/>
    </style:style>
    <style:style style:name="P57" style:family="paragraph" style:parent-style-name="Standard">
      <style:paragraph-properties fo:margin-left="0.101cm" fo:margin-right="0cm" fo:margin-top="0cm" fo:margin-bottom="0.21cm" style:contextual-spacing="false" fo:text-align="justify" style:justify-single-word="false" fo:text-indent="0cm" style:auto-text-indent="false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paragraph-rsid="007e68cc" fo:background-color="transparent" style:font-name-asian="WFRXYX+Calibri" style:font-size-asian="10pt" style:font-name-complex="WFRXYX+Calibri" style:font-size-complex="10pt"/>
    </style:style>
    <style:style style:name="P58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8144c0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59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833f1a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60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938b90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61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c3c638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62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c7ce81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63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paragraph-rsid="007e68cc" fo:background-color="transparent" style:font-name-asian="WFRXYX+Calibri" style:font-size-asian="10pt" style:font-weight-asian="bold" style:font-name-complex="WFRXYX+Calibri" style:font-size-complex="10pt" style:font-weight-complex="bold"/>
    </style:style>
    <style:style style:name="P64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8144c0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87c99a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8144c0" officeooo:paragraph-rsid="00ae8ec5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10pt" fo:language="es" fo:country="ES" fo:font-style="normal" style:text-underline-style="none" fo:font-weight="normal" officeooo:rsid="00ae8ec5" officeooo:paragraph-rsid="00ae8ec5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>
        <style:tab-stops>
          <style:tab-stop style:position="0.286cm"/>
        </style:tab-stops>
      </style:paragraph-properties>
      <style:text-properties fo:color="#000000" loext:opacity="100%" style:font-name="Times New Roman" fo:font-size="8pt" fo:language="es" fo:country="ES" fo:font-style="normal" style:text-underline-style="none" fo:font-weight="normal" officeooo:rsid="007b0aec" officeooo:paragraph-rsid="00b5c3ef" fo:background-color="transparent" style:font-name-asian="WFRXYX+Calibri" style:font-size-asian="8pt" style:font-weight-asian="bold" style:font-name-complex="WFRXYX+Calibri" style:font-size-complex="8pt" style:font-weight-complex="bold"/>
    </style:style>
    <style:style style:name="P69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fo:color="#000000" loext:opacity="100%" style:font-name="Times New Roman" fo:font-size="8pt" fo:language="es" fo:country="ES" fo:font-style="normal" style:text-underline-style="none" fo:font-weight="normal" officeooo:rsid="007b0aec" officeooo:paragraph-rsid="00b5c3ef" fo:background-color="transparent" style:font-name-asian="WFRXYX+Calibri" style:font-size-asian="8pt" style:font-weight-asian="bold" style:font-name-complex="WFRXYX+Calibri" style:font-size-complex="8pt" style:font-weight-complex="bold"/>
    </style:style>
    <style:style style:name="P70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normal" officeooo:rsid="00747bd8" officeooo:paragraph-rsid="008ce820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normal" officeooo:rsid="002cac69" officeooo:paragraph-rsid="008ce820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normal" officeooo:rsid="002cac69" officeooo:paragraph-rsid="00938b90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normal" officeooo:rsid="00c3c638" officeooo:paragraph-rsid="00c3c638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1" fo:font-size="10pt" fo:language="es" fo:country="ES" fo:font-style="normal" style:text-underline-style="none" fo:font-weight="normal" officeooo:rsid="00cce013" officeooo:paragraph-rsid="00cce013" style:letter-kerning="true" fo:background-color="transparent" style:font-name-asian="SimSun" style:font-size-asian="10pt" style:language-asian="zh" style:country-asian="CN" style:font-weight-asian="normal" style:font-name-complex="Arial5" style:font-size-complex="10pt" style:language-complex="hi" style:country-complex="IN" style:font-weight-complex="bold"/>
    </style:style>
    <style:style style:name="P75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bold" officeooo:rsid="002cac69" officeooo:paragraph-rsid="008ce820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Arial1" fo:font-size="10pt" fo:language="es" fo:country="ES" fo:font-style="normal" style:text-underline-style="none" fo:font-weight="bold" officeooo:rsid="002cac69" officeooo:paragraph-rsid="008ce820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language="es" fo:country="ES" fo:font-style="normal" style:text-underline-style="none" fo:font-weight="normal" officeooo:paragraph-rsid="008ce820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8ce820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3" fo:font-size="10pt" fo:language="es" fo:country="ES" fo:font-style="normal" style:text-underline-style="none" fo:font-weight="normal" officeooo:paragraph-rsid="0090039e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90039e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fe6b2" officeooo:paragraph-rsid="0095c537" fo:background-color="transparent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text-overline-style="none" style:text-overline-color="font-color"/>
    </style:style>
    <style:style style:name="P8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6fe6b2" officeooo:paragraph-rsid="0096160a" fo:background-color="transparent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text-overline-style="none" style:text-overline-color="font-color"/>
    </style:style>
    <style:style style:name="P83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officeooo:rsid="0095c537" officeooo:paragraph-rsid="0095c537" fo:background-color="transparent" style:font-name-asian="Arial4" style:font-size-asian="10pt" style:font-style-asian="normal" style:font-weight-asian="normal" style:font-name-complex="Arial4" style:font-size-complex="10pt" style:font-style-complex="normal" style:font-weight-complex="normal" style:text-emphasize="none" style:text-overline-style="none" style:text-overline-color="font-color"/>
    </style:style>
    <style:style style:name="P84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fo:font-size="10pt" officeooo:paragraph-rsid="006ef27e" style:font-size-asian="10pt" style:font-size-complex="10pt"/>
    </style:style>
    <style:style style:name="P85" style:family="paragraph" style:parent-style-name="Standard">
      <style:paragraph-properties fo:margin-left="0.101cm" fo:margin-right="0cm" fo:margin-top="0cm" fo:margin-bottom="0.21cm" style:contextual-spacing="false" fo:text-indent="0cm" style:auto-text-indent="false"/>
      <style:text-properties fo:font-size="10pt" officeooo:paragraph-rsid="0075fe60" style:font-size-asian="10pt" style:font-size-complex="10pt"/>
    </style:style>
    <style:style style:name="P86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officeooo:paragraph-rsid="00938b90"/>
    </style:style>
    <style:style style:name="P87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>
        <style:tab-stops>
          <style:tab-stop style:position="0.286cm"/>
        </style:tab-stops>
      </style:paragraph-properties>
      <style:text-properties officeooo:paragraph-rsid="00c9cfbd"/>
    </style:style>
    <style:style style:name="P88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officeooo:paragraph-rsid="008ce820"/>
    </style:style>
    <style:style style:name="P89" style:family="paragraph" style:parent-style-name="Standard">
      <style:paragraph-properties fo:margin-left="0.101cm" fo:margin-right="0cm" fo:margin-top="0cm" fo:margin-bottom="0.21cm" style:contextual-spacing="false" fo:line-height="100%" fo:text-align="center" style:justify-single-word="false" fo:text-indent="0cm" style:auto-text-indent="false"/>
      <style:text-properties officeooo:paragraph-rsid="0090039e"/>
    </style:style>
    <style:style style:name="P90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2a6099" loext:opacity="100%" style:font-name="Arial1" fo:font-size="10pt" fo:language="es" fo:country="ES" fo:font-style="normal" style:text-underline-style="none" fo:font-weight="bold" officeooo:rsid="00747bd8" officeooo:paragraph-rsid="008ce820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ff0000" loext:opacity="100%" style:font-name="Arial1" fo:font-size="10pt" fo:language="es" fo:country="ES" fo:font-style="normal" style:text-underline-style="none" fo:font-weight="bold" officeooo:rsid="00747bd8" officeooo:paragraph-rsid="008ce820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 draw:fill-color="#ffffff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ff0000" loext:opacity="100%" style:font-name="Arial1" fo:font-size="10pt" fo:language="es" fo:country="ES" fo:font-style="normal" style:text-underline-style="none" fo:font-weight="bold" officeooo:rsid="00747bd8" officeooo:paragraph-rsid="0090039e" fo:background-color="transparent" style:font-size-asian="10pt" style:font-weight-asian="bold" style:font-size-complex="10pt" style:font-weight-complex="bold"/>
    </style:style>
    <style:style style:name="P93" style:family="paragraph" style:parent-style-name="Text_20_body">
      <style:paragraph-properties fo:margin-left="0.101cm" fo:margin-right="0cm" fo:margin-top="0cm" fo:margin-bottom="0.21cm" style:contextual-spacing="false" fo:text-align="justify" style:justify-single-word="false" fo:text-indent="0cm" style:auto-text-indent="false">
        <style:tab-stops>
          <style:tab-stop style:position="0.286cm"/>
        </style:tab-stops>
      </style:paragraph-properties>
      <style:text-properties style:font-name="Times New Roman" fo:font-size="10pt" officeooo:paragraph-rsid="00742c4d" style:font-name-asian="WFRXYX+Calibri" style:font-size-asian="10pt" style:font-name-complex="WFRXYX+Calibri" style:font-size-complex="10pt"/>
    </style:style>
    <style:style style:name="P94" style:family="paragraph" style:parent-style-name="Text_20_body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6ef27e" fo:background-color="transparent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75fe60" fo:background-color="transparent" style:font-size-asian="10pt" style:font-weight-asian="normal" style:font-size-complex="10pt" style:font-weight-complex="normal"/>
    </style:style>
    <style:style style:name="P96" style:family="paragraph" style:parent-style-name="Table_20_Contents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8ce820" fo:background-color="transparent" style:font-size-asian="10pt" style:font-weight-asian="normal" style:font-size-complex="10pt" style:font-weight-complex="normal"/>
    </style:style>
    <style:style style:name="P97" style:family="paragraph" style:parent-style-name="Table_20_Contents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90039e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left="0.101cm" fo:margin-right="0cm" fo:margin-top="0.201cm" fo:margin-bottom="0.201cm" style:contextual-spacing="false" fo:line-height="100%" fo:text-align="start" style:justify-single-word="false" fo:text-indent="0cm" style:auto-text-indent="false"/>
      <style:text-properties fo:color="#000000" loext:opacity="100%" style:font-name="Arial1" fo:font-size="10pt" fo:language="es" fo:country="ES" fo:font-style="normal" style:text-underline-style="none" fo:font-weight="normal" officeooo:rsid="004484a2" officeooo:paragraph-rsid="00bd80f4" style:letter-kerning="true" fo:background-color="transparent" style:font-name-asian="SimSun" style:font-size-asian="10pt" style:language-asian="zh" style:country-asian="CN" style:font-weight-asian="normal" style:font-name-complex="Arial5" style:font-size-complex="10pt" style:language-complex="hi" style:country-complex="IN" style:font-weight-complex="bold"/>
    </style:style>
    <style:style style:name="P99" style:family="paragraph" style:parent-style-name="Standard_20__28_user_29_">
      <style:paragraph-properties fo:margin-left="0.101cm" fo:margin-right="0cm" fo:margin-top="0cm" fo:margin-bottom="0.212cm" style:contextual-spacing="false" fo:line-height="100%" fo:text-align="justify" style:justify-single-word="false" fo:text-indent="0cm" style:auto-text-indent="false"/>
      <style:text-properties style:font-name="Arial1" fo:font-size="10pt" officeooo:paragraph-rsid="00bb6fcf" style:font-size-asian="10pt" style:font-size-complex="10pt"/>
    </style:style>
    <style:style style:name="P100" style:family="paragraph" style:parent-style-name="Standard">
      <loext:graphic-properties draw:fill="none" draw:fill-color="#ffffff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transparent"/>
      <style:text-properties fo:color="#ff0000" loext:opacity="100%" style:font-name="Arial1" fo:font-size="10pt" fo:language="es" fo:country="ES" fo:font-style="normal" style:text-underline-style="none" fo:font-weight="bold" officeooo:rsid="00747bd8" officeooo:paragraph-rsid="0090039e" fo:background-color="transparent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rsid="0075fe60" officeooo:paragraph-rsid="00ac1267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/>
      <style:text-properties fo:color="#000000" loext:opacity="100%" style:font-name="Arial2" fo:font-size="10pt" fo:language="es" fo:country="ES" fo:font-style="normal" style:text-underline-style="none" fo:font-weight="normal" officeooo:paragraph-rsid="00bbee59" fo:background-color="transparent" style:font-size-asian="10pt" style:font-weight-asian="normal" style:font-size-complex="10pt" style:font-weight-complex="normal"/>
    </style:style>
    <style:style style:name="P103" style:family="paragraph" style:parent-style-name="Table_20_Contents">
      <loext:graphic-properties draw:fill="solid" draw:fill-color="#ffffff" draw:opacity="100%"/>
      <style:paragraph-properties fo:margin-left="0.101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font-name="Arial3" fo:font-size="10pt" fo:language="es" fo:country="ES" fo:font-style="normal" style:text-underline-style="none" fo:font-weight="normal" officeooo:paragraph-rsid="00d1b61a" fo:background-color="transparent" style:font-size-asian="10pt" style:font-weight-asian="normal" style:font-size-complex="10pt" style:font-weight-complex="normal"/>
    </style:style>
    <style:style style:name="P104" style:family="paragraph" style:parent-style-name="Text_20_body" style:list-style-name="L1">
      <loext:graphic-properties draw:fill="none"/>
      <style:paragraph-properties fo:margin-left="0.101cm" fo:margin-right="0cm" fo:margin-top="0cm" fo:margin-bottom="0.21cm" style:contextual-spacing="false" fo:text-align="justify" style:justify-single-word="false" fo:orphans="2" fo:widows="2" fo:text-indent="0.7cm" style:auto-text-indent="false" fo:background-color="transparent"/>
      <style:text-properties officeooo:paragraph-rsid="0097cae2"/>
    </style:style>
    <style:style style:name="P105" style:family="paragraph" style:parent-style-name="Text_20_body" style:list-style-name="L1">
      <loext:graphic-properties draw:fill="none"/>
      <style:paragraph-properties fo:margin-left="0.101cm" fo:margin-right="0cm" fo:margin-top="0cm" fo:margin-bottom="0.21cm" style:contextual-spacing="false" fo:line-height="100%" fo:text-align="justify" style:justify-single-word="false" fo:orphans="2" fo:widows="2" fo:text-indent="0.7cm" style:auto-text-indent="false" fo:background-color="transparent"/>
      <style:text-properties fo:color="#000000" loext:opacity="100%" style:font-name="Arial2" fo:font-size="10pt" fo:language="es" fo:country="ES" fo:font-style="normal" style:text-underline-style="none" fo:font-weight="normal" officeooo:rsid="0096b252" officeooo:paragraph-rsid="0097cae2" fo:background-color="transparent" style:font-size-asian="10pt" style:font-weight-asian="normal" style:font-size-complex="10pt" style:font-weight-complex="normal"/>
    </style:style>
    <style:style style:name="P10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2" fo:language="es" fo:country="ES" fo:font-style="normal" style:text-underline-style="none" fo:font-weight="bold" fo:background-color="transparent" loext:char-shading-value="0" style:font-weight-asian="bold" style:font-weight-complex="bold"/>
    </style:style>
    <style:style style:name="T2" style:family="text">
      <style:text-properties fo:color="#000000" loext:opacity="100%" style:font-name="Arial2" fo:language="es" fo:country="ES" fo:font-style="normal" style:text-underline-style="none" fo:font-weight="bold" officeooo:rsid="004d4819" fo:background-color="transparent" loext:char-shading-value="0" style:font-weight-asian="bold" style:font-weight-complex="bold"/>
    </style:style>
    <style:style style:name="T3" style:family="text">
      <style:text-properties fo:color="#000000" loext:opacity="100%" style:font-name="Arial2" fo:language="es" fo:country="ES" fo:font-style="normal" style:text-underline-style="none" fo:font-weight="bold" officeooo:rsid="005bfbad" fo:background-color="transparent" loext:char-shading-value="0" style:font-weight-asian="bold" style:font-weight-complex="bold"/>
    </style:style>
    <style:style style:name="T4" style:family="text">
      <style:text-properties fo:color="#000000" loext:opacity="100%" style:font-name="Arial2" fo:language="es" fo:country="ES" fo:font-style="normal" style:text-underline-style="none" fo:font-weight="bold" officeooo:rsid="0024a0da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Arial2" fo:language="es" fo:country="ES" fo:font-style="normal" style:text-underline-style="none" fo:font-weight="bold" officeooo:rsid="0024a0da" style:letter-kerning="true" fo:background-color="transparent" loext:char-shading-value="0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6" style:family="text">
      <style:text-properties fo:color="#000000" loext:opacity="100%" style:font-name="Arial2" fo:language="es" fo:country="ES" fo:font-style="normal" style:text-underline-style="none" fo:font-weight="normal" officeooo:rsid="004ee151" style:letter-kerning="true" fo:background-color="transparent" loext:char-shading-value="0" style:font-name-asian="SimSun" style:language-asian="zh" style:country-asian="CN" style:font-weight-asian="normal" style:font-name-complex="Arial5" style:language-complex="hi" style:country-complex="IN" style:font-weight-complex="normal"/>
    </style:style>
    <style:style style:name="T7" style:family="text">
      <style:text-properties fo:color="#000000" loext:opacity="100%" style:font-name="Arial2" fo:language="es" fo:country="ES" fo:font-style="italic" style:text-underline-style="none" fo:font-weight="normal" fo:background-color="transparent" loext:char-shading-value="0" style:font-name-asian="TAMSTW+TimesNewRoman" style:font-name-complex="TAMSTW+TimesNewRoman"/>
    </style:style>
    <style:style style:name="T8" style:family="text">
      <style:text-properties fo:color="#000000" loext:opacity="100%" style:font-name="Arial2" fo:language="es" fo:country="ES" fo:font-style="italic" style:text-underline-style="none" fo:font-weight="bold" fo:background-color="transparent" loext:char-shading-value="0" style:font-name-asian="TAMSTW+TimesNewRoman" style:font-weight-asian="bold" style:font-name-complex="TAMSTW+TimesNewRoman" style:font-weight-complex="bold"/>
    </style:style>
    <style:style style:name="T9" style:family="text">
      <style:text-properties fo:color="#000000" loext:opacity="100%" style:font-name="Arial2" fo:font-size="10pt" fo:language="es" fo:country="ES" fo:font-style="normal" style:text-underline-style="none" fo:font-weight="bold" officeooo:rsid="0024a0da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Arial2" fo:font-size="10pt" fo:language="es" fo:country="ES" fo:font-style="normal" style:text-underline-style="none" fo:font-weight="bold" officeooo:rsid="00470a7e" fo:background-color="transparent" loext:char-shading-value="0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Arial2" fo:font-size="10pt" fo:language="es" fo:country="ES" fo:font-style="normal" style:text-underline-style="none" fo:font-weight="normal" officeooo:rsid="008144c0" fo:background-color="transparent" loext:char-shading-value="0" style:font-name-asian="TAMSTW+TimesNewRoman" style:font-size-asian="10pt" style:font-weight-asian="bold" style:font-name-complex="TAMSTW+TimesNewRoman" style:font-size-complex="10pt" style:font-weight-complex="bold"/>
    </style:style>
    <style:style style:name="T12" style:family="text">
      <style:text-properties fo:color="#000000" loext:opacity="100%" style:font-name="Arial2" fo:font-size="10pt" fo:language="es" fo:country="ES" fo:font-style="normal" style:text-underline-style="none" fo:font-weight="normal" officeooo:rsid="00938b90" fo:background-color="transparent" loext:char-shading-value="0" style:font-name-asian="TAMSTW+TimesNewRoman" style:font-size-asian="10pt" style:font-weight-asian="bold" style:font-name-complex="TAMSTW+TimesNewRoman" style:font-size-complex="10pt" style:font-weight-complex="bold"/>
    </style:style>
    <style:style style:name="T13" style:family="text">
      <style:text-properties fo:color="#000000" loext:opacity="100%" style:font-name="Arial2" fo:font-size="10pt" fo:language="es" fo:country="ES" fo:font-style="normal" style:text-underline-style="none" fo:font-weight="normal" officeooo:rsid="00bb6fcf" fo:background-color="transparent" loext:char-shading-value="0" style:font-name-asian="TAMSTW+TimesNewRoman" style:font-size-asian="10pt" style:font-weight-asian="bold" style:font-name-complex="TAMSTW+TimesNewRoman" style:font-size-complex="10pt" style:font-weight-complex="bold"/>
    </style:style>
    <style:style style:name="T14" style:family="text">
      <style:text-properties fo:color="#000000" loext:opacity="100%" style:font-name="Arial2" fo:font-size="10pt" fo:language="es" fo:country="ES" fo:font-style="normal" style:text-underline-style="none" fo:font-weight="normal" officeooo:rsid="00b07929" fo:background-color="transparent" loext:char-shading-value="0" style:font-name-asian="TAMSTW+TimesNewRoman" style:font-size-asian="10pt" style:font-weight-asian="bold" style:font-name-complex="TAMSTW+TimesNewRoman" style:font-size-complex="10pt" style:font-weight-complex="bold"/>
    </style:style>
    <style:style style:name="T15" style:family="text">
      <style:text-properties fo:color="#000000" loext:opacity="100%" style:font-name="Arial2" fo:font-size="10pt" fo:language="es" fo:country="ES" fo:font-style="normal" style:text-underline-style="none" fo:font-weight="normal" officeooo:rsid="00cce013" fo:background-color="transparent" loext:char-shading-value="0" style:font-name-asian="TAMSTW+TimesNewRoman" style:font-size-asian="10pt" style:font-weight-asian="bold" style:font-name-complex="TAMSTW+TimesNewRoman" style:font-size-complex="10pt" style:font-weight-complex="bold"/>
    </style:style>
    <style:style style:name="T16" style:family="text">
      <style:text-properties fo:color="#000000" loext:opacity="100%" fo:language="es" fo:country="ES" fo:font-style="normal" style:text-underline-style="none" fo:font-weight="normal" officeooo:rsid="00bb6fcf" style:letter-kerning="true" fo:background-color="transparent" loext:char-shading-value="0" style:font-name-asian="SimSun" style:language-asian="zh" style:country-asian="CN" style:font-weight-asian="normal" style:font-name-complex="Arial5" style:language-complex="hi" style:country-complex="IN" style:font-weight-complex="bold"/>
    </style:style>
    <style:style style:name="T17" style:family="text">
      <style:text-properties fo:color="#000000" loext:opacity="100%" fo:language="es" fo:country="ES" fo:font-style="normal" style:text-underline-style="none" fo:font-weight="normal" officeooo:rsid="004484a2" style:letter-kerning="true" fo:background-color="transparent" loext:char-shading-value="0" style:font-name-asian="SimSun" style:language-asian="zh" style:country-asian="CN" style:font-weight-asian="normal" style:font-name-complex="Arial5" style:language-complex="hi" style:country-complex="IN" style:font-weight-complex="bold"/>
    </style:style>
    <style:style style:name="T18" style:family="text">
      <style:text-properties fo:color="#000000" loext:opacity="100%" fo:language="es" fo:country="ES" fo:font-style="normal" style:text-underline-style="none" fo:font-weight="normal" officeooo:rsid="00433305" style:letter-kerning="true" fo:background-color="transparent" loext:char-shading-value="0" style:font-name-asian="SimSun" style:language-asian="zh" style:country-asian="CN" style:font-weight-asian="normal" style:font-name-complex="Arial5" style:language-complex="hi" style:country-complex="IN" style:font-weight-complex="bold"/>
    </style:style>
    <style:style style:name="T19" style:family="text">
      <style:text-properties fo:color="#000000" loext:opacity="100%" fo:language="es" fo:country="ES" fo:font-style="normal" style:text-underline-style="none" fo:font-weight="normal" officeooo:rsid="0012e3c8" style:letter-kerning="true" fo:background-color="transparent" loext:char-shading-value="0" style:font-name-asian="SimSun" style:language-asian="zh" style:country-asian="CN" style:font-weight-asian="normal" style:font-name-complex="Arial5" style:language-complex="hi" style:country-complex="IN" style:font-weight-complex="bold"/>
    </style:style>
    <style:style style:name="T20" style:family="text">
      <style:text-properties fo:color="#000000" loext:opacity="100%" style:text-line-through-style="none" style:text-line-through-type="none" style:font-name="Arial3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1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Arial1" fo:font-size="10pt" fo:language="es" fo:country="ES" fo:font-style="normal" style:text-underline-style="none" fo:font-weight="normal" officeooo:rsid="001541bd" fo:background-color="transparent" loext:char-shading-value="0" style:font-name-asian="TAMSTW+TimesNewRoman" style:font-size-asian="10pt" style:font-weight-asian="bold" style:font-name-complex="Arial5" style:font-size-complex="10pt" style:font-weight-complex="bold"/>
    </style:style>
    <style:style style:name="T22" style:family="text">
      <style:text-properties style:font-name="Arial2" style:font-name-asian="TAMSTW+TimesNewRoman" style:font-name-complex="TAMSTW+TimesNewRoman"/>
    </style:style>
    <style:style style:name="T23" style:family="text">
      <style:text-properties style:font-name="Arial2" officeooo:rsid="007e68cc" style:font-name-asian="TAMSTW+TimesNewRoman" style:font-name-complex="TAMSTW+TimesNewRoman"/>
    </style:style>
    <style:style style:name="T24" style:family="text">
      <style:text-properties style:font-name="Arial2" officeooo:rsid="007f2433" style:font-name-asian="TAMSTW+TimesNewRoman" style:font-name-complex="TAMSTW+TimesNewRoman"/>
    </style:style>
    <style:style style:name="T25" style:family="text">
      <style:text-properties style:font-name="Arial2" officeooo:rsid="0087c99a" style:font-name-asian="TAMSTW+TimesNewRoman" style:font-name-complex="TAMSTW+TimesNewRoman"/>
    </style:style>
    <style:style style:name="T26" style:family="text">
      <style:text-properties style:font-name="Arial2" officeooo:rsid="00938b90" style:font-name-asian="TAMSTW+TimesNewRoman" style:font-name-complex="TAMSTW+TimesNewRoman"/>
    </style:style>
    <style:style style:name="T27" style:family="text">
      <style:text-properties style:font-name="Arial2" officeooo:rsid="00adc844" style:font-name-asian="TAMSTW+TimesNewRoman" style:font-name-complex="TAMSTW+TimesNewRoman"/>
    </style:style>
    <style:style style:name="T28" style:family="text">
      <style:text-properties style:font-name="Arial2" officeooo:rsid="00b0376a" style:font-name-asian="TAMSTW+TimesNewRoman" style:font-name-complex="TAMSTW+TimesNewRoman"/>
    </style:style>
    <style:style style:name="T29" style:family="text">
      <style:text-properties style:font-name="Arial2" officeooo:rsid="00b07929" style:font-name-asian="TAMSTW+TimesNewRoman" style:font-name-complex="TAMSTW+TimesNewRoman"/>
    </style:style>
    <style:style style:name="T30" style:family="text">
      <style:text-properties style:font-name="Arial2" officeooo:rsid="00b44fa1" style:font-name-asian="TAMSTW+TimesNewRoman" style:font-name-complex="TAMSTW+TimesNewRoman"/>
    </style:style>
    <style:style style:name="T31" style:family="text">
      <style:text-properties style:font-name="Arial2" officeooo:rsid="00c3c638" style:font-name-asian="TAMSTW+TimesNewRoman" style:font-name-complex="TAMSTW+TimesNewRoman"/>
    </style:style>
    <style:style style:name="T32" style:family="text">
      <style:text-properties style:font-name="Arial2" officeooo:rsid="00bb6fcf" style:font-name-asian="TAMSTW+TimesNewRoman" style:font-name-complex="TAMSTW+TimesNewRoman"/>
    </style:style>
    <style:style style:name="T33" style:family="text">
      <style:text-properties style:font-name="Arial2" fo:font-style="italic" officeooo:rsid="007f2433" style:font-name-asian="TAMSTW+TimesNewRoman" style:font-style-asian="italic" style:font-name-complex="TAMSTW+TimesNewRoman" style:font-style-complex="italic"/>
    </style:style>
    <style:style style:name="T34" style:family="text">
      <style:text-properties style:font-name="Arial2" fo:font-weight="bold" officeooo:rsid="0024a0da" style:font-weight-asian="bold" style:font-weight-complex="bold"/>
    </style:style>
    <style:style style:name="T35" style:family="text">
      <style:text-properties officeooo:rsid="00400503"/>
    </style:style>
    <style:style style:name="T36" style:family="text">
      <style:text-properties style:font-name="Arial1" fo:font-size="10pt" officeooo:rsid="00040fc1" style:font-size-asian="10pt" style:font-name-complex="Arial1" style:font-size-complex="10pt"/>
    </style:style>
    <style:style style:name="T37" style:family="text">
      <style:text-properties style:font-name="Arial1" officeooo:rsid="00040fc1" style:font-name-complex="Arial1"/>
    </style:style>
    <style:style style:name="T38" style:family="text">
      <style:text-properties style:font-name="Arial1" officeooo:rsid="00b07929" style:font-name-complex="Arial1"/>
    </style:style>
    <style:style style:name="T39" style:family="text">
      <style:text-properties style:font-name="Arial1" style:letter-kerning="true" style:font-name-asian="SimSun" style:language-asian="zh" style:country-asian="CN" style:font-name-complex="Arial5" style:language-complex="hi" style:country-complex="IN" style:font-weight-complex="bold"/>
    </style:style>
    <style:style style:name="T40" style:family="text">
      <style:text-properties style:font-name="Arial1" officeooo:rsid="00308b62" style:letter-kerning="true" style:font-name-asian="SimSun" style:language-asian="zh" style:country-asian="CN" style:font-name-complex="Arial5" style:language-complex="hi" style:country-complex="IN" style:font-weight-complex="bold"/>
    </style:style>
    <style:style style:name="T41" style:family="text">
      <style:text-properties style:font-name-complex="Arial5"/>
    </style:style>
    <style:style style:name="T42" style:family="text">
      <style:text-properties style:use-window-font-color="true" loext:opacity="0%" style:font-name="Arial1" officeooo:rsid="005b9b41" style:font-name-complex="Arial1"/>
    </style:style>
    <style:style style:name="T43" style:family="text">
      <style:text-properties style:use-window-font-color="true" loext:opacity="0%" style:font-name="Arial1" officeooo:rsid="00040fc1" style:font-name-complex="Arial1"/>
    </style:style>
    <style:style style:name="T44" style:family="text">
      <style:text-properties style:use-window-font-color="true" loext:opacity="0%" style:font-name="Arial1" officeooo:rsid="0097cae2" style:font-name-complex="Arial1"/>
    </style:style>
    <style:style style:name="T45" style:family="text">
      <style:text-properties style:use-window-font-color="true" loext:opacity="0%" style:font-name="Arial1" officeooo:rsid="009c4a62" style:font-name-complex="Arial1"/>
    </style:style>
    <style:style style:name="T46" style:family="text">
      <style:text-properties style:use-window-font-color="true" loext:opacity="0%" style:font-name="Arial1" officeooo:rsid="00b2270c" style:font-name-complex="Arial1"/>
    </style:style>
    <style:style style:name="T47" style:family="text">
      <style:text-properties style:use-window-font-color="true" loext:opacity="0%" style:font-name="Arial1" officeooo:rsid="00b2e194" style:font-name-complex="Arial1"/>
    </style:style>
    <style:style style:name="T48" style:family="text">
      <style:text-properties style:use-window-font-color="true" loext:opacity="0%" style:font-name="Arial1" officeooo:rsid="00b5c3ef" style:font-name-complex="Arial1"/>
    </style:style>
    <style:style style:name="T49" style:family="text">
      <style:text-properties style:use-window-font-color="true" loext:opacity="0%" style:font-name="Arial1" officeooo:rsid="00996081" fo:background-color="#ffffff" loext:char-shading-value="0" style:font-name-complex="Arial1"/>
    </style:style>
    <style:style style:name="T50" style:family="text">
      <style:text-properties style:use-window-font-color="true" loext:opacity="0%" style:font-name="Arial1" officeooo:rsid="00b5c3ef" fo:background-color="#ffffff" loext:char-shading-value="0" style:font-name-complex="Arial1"/>
    </style:style>
    <style:style style:name="T51" style:family="text">
      <style:text-properties style:use-window-font-color="true" loext:opacity="0%" style:text-line-through-style="none" style:text-line-through-type="none" style:font-name="Arial1" officeooo:rsid="00040fc1" style:font-name-complex="Arial1"/>
    </style:style>
    <style:style style:name="T52" style:family="text">
      <style:text-properties style:font-name="Arial3" officeooo:rsid="00040fc1" style:font-name-complex="Arial1"/>
    </style:style>
    <style:style style:name="T53" style:family="text">
      <style:text-properties officeooo:rsid="008f1227"/>
    </style:style>
    <style:style style:name="T54" style:family="text">
      <style:text-properties officeooo:rsid="0090039e"/>
    </style:style>
    <style:style style:name="T55" style:family="text">
      <style:text-properties officeooo:rsid="009198a0"/>
    </style:style>
    <style:style style:name="T56" style:family="text">
      <style:text-properties officeooo:rsid="00938b90"/>
    </style:style>
    <style:style style:name="T57" style:family="text">
      <style:text-properties style:text-outline="false" style:text-line-through-style="none" style:text-line-through-type="none" fo:text-shadow="none" style:font-name-asian="Arial4" style:font-style-asian="normal" style:font-name-complex="Arial4" style:font-style-complex="normal" style:text-emphasize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text-shadow="none" officeooo:rsid="006fe6b2" style:font-name-asian="Arial4" style:font-style-asian="normal" style:font-name-complex="Arial4" style:font-style-complex="normal" style:text-emphasize="none" style:text-overline-style="none" style:text-overline-color="font-color"/>
    </style:style>
    <style:style style:name="T59" style:family="text">
      <style:text-properties fo:font-weight="bold" officeooo:rsid="0024a0da" style:letter-kerning="true" style:font-name-asian="SimSun" style:language-asian="zh" style:country-asian="CN" style:font-style-asian="italic" style:font-weight-asian="bold" style:font-name-complex="Lucida Sans" style:language-complex="hi" style:country-complex="IN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4ee151"/>
    </style:style>
    <style:style style:name="T62" style:family="text">
      <style:text-properties style:text-line-through-style="none" style:text-line-through-type="none" style:font-name="Arial3" fo:letter-spacing="-0.004cm" officeooo:rsid="00040fc1" style:letter-kerning="true" style:text-blinking="false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63" style:family="text">
      <style:text-properties style:text-line-through-style="none" style:text-line-through-type="none" style:font-name="Arial3" fo:letter-spacing="-0.004cm" officeooo:rsid="00ac1267" style:letter-kerning="true" style:text-blinking="false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64" style:family="text">
      <style:text-properties style:text-line-through-style="none" style:text-line-through-type="none" fo:letter-spacing="-0.004cm" officeooo:rsid="004ee151" style:letter-kerning="true" style:text-blinking="false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65" style:family="text">
      <style:text-properties style:text-line-through-style="none" style:text-line-through-type="none" fo:letter-spacing="-0.004cm" officeooo:rsid="00ac1267" style:letter-kerning="true" style:text-blinking="false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66" style:family="text">
      <style:text-properties style:text-line-through-style="none" style:text-line-through-type="none" fo:letter-spacing="-0.004cm" fo:font-weight="bold" officeooo:rsid="0024a0da" style:letter-kerning="true" style:text-blinking="false" style:font-name-asian="SimSun" style:language-asian="zh" style:country-asian="CN" style:font-style-asian="italic" style:font-weight-asian="bold" style:font-name-complex="Lucida Sans" style:language-complex="hi" style:country-complex="IN" style:font-style-complex="normal" style:font-weight-complex="bold"/>
    </style:style>
    <style:style style:name="T67" style:family="text">
      <style:text-properties officeooo:rsid="00c2fe14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"><draw:frame text:anchor-type="paragraph" draw:z-index="0" draw:name="Forma1" draw:style-name="gr1" draw:text-style-name="P106" svg:width="6.407cm" svg:height="1.38cm" draw:transform="rotate (1.5707963267949) translate (-0.913694444444444cm 24.1352916666667cm)"><draw:text-box><text:p><text:span text:style-name="T69">$$ID_PROCED$$</text:span></text:p></draw:text-box></draw:frame>$$IMG_LOGO_AYTO$$</text:p>
            <text:p text:style-name="P3">$$TRATAMIENTO_AYTO$$ $$NOMBRE_AYTO$$</text:p>
          </table:table-cell>
          <table:table-cell table:style-name="Tabla6.B1" office:value-type="string">
            <text:p text:style-name="P9">APROBACIÓN DE CUENTAS JUSTIFICATIVAS DE SUBVENCIONES</text:p>
            <text:p text:style-name="P8">$$V_NUMEXP$$</text:p>
          </table:table-cell>
        </table:table-row>
      </table:table>
      <text:p text:style-name="P7"/>
      <text:p text:style-name="P1"/>
      <text:p text:style-name="P1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eLine2564450633520">
          <table:table-cell table:style-name="Tabla9.A1" table:number-columns-spanned="6" office:value-type="string">
            <text:p text:style-name="P84"><text:span text:style-name="T4"><text:script script:language="JOOScript">[#if eEMC_Interesado_NombreRazon??]
[#if eEMC_ID_TipoDocumentacion??]
[#if eEMC_ID_TipoDocumentacion == "CIF"]
[#assign eEMC_Interesado_PJ_RazonSocial=eEMC_Interesado_NombreRazon]
[#else]
[#assign eEMC_Interesado_PF_Nombre=eEMC_Interesado_NombreRazon]
[/#if]
[/#if]
[/#if]</text:script></text:span><text:span text:style-name="T1">DATOS DEL </text:span><text:span text:style-name="T2">S</text:span><text:span text:style-name="T3">OLICIT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64450624000">
          <table:table-cell table:style-name="Tabla9.A2" table:number-columns-spanned="2" office:value-type="string">
            <text:p text:style-name="P19">Tipo de Documento de Identificación</text:p>
          </table:table-cell>
          <table:covered-table-cell/>
          <table:table-cell table:style-name="Tabla9.C2" table:number-columns-spanned="2" office:value-type="string">
            <text:p text:style-name="P14">Número de Documento</text:p>
          </table:table-cell>
          <table:covered-table-cell/>
          <table:table-cell table:style-name="Tabla9.E2" table:number-columns-spanned="2" office:value-type="string">
            <text:p text:style-name="P21">Razón Social</text:p>
          </table:table-cell>
          <table:covered-table-cell/>
        </table:table-row>
        <table:table-row table:style-name="TableLine2564450639232">
          <table:table-cell table:style-name="Tabla9.A3" table:number-columns-spanned="2" office:value-type="string">
            <text:p text:style-name="P102"><text:bookmark-start text:name="__DdeLink__6260_12382116752"/><text:bookmark-start text:name="__DdeLink__2593_38354298103"/><text:span text:style-name="T61"><text:s/></text:span><text:bookmark-end text:name="__DdeLink__6260_12382116752"/><text:bookmark-end text:name="__DdeLink__2593_38354298103"/><text:span text:style-name="T59"><text:script script:language="JOOScript">[#if eEMC_ID_TipoDocumentacion_label??][#assign eEMC_ID_TipoDocumentacion=eEMC_ID_TipoDocumentacion_label][/#if]</text:script></text:span><text:span text:style-name="Fuente_20_de_20_párrafo_20_predeter."><text:span text:style-name="T65"><text:text-input text:description="JOOScript">${(eEMC_ID_TipoDocumentacion)!}</text:text-input></text:span></text:span><text:span text:style-name="Fuente_20_de_20_párrafo_20_predeter."><text:span text:style-name="T62"><text:s/></text:span></text:span></text:p>
          </table:table-cell>
          <table:covered-table-cell/>
          <table:table-cell table:style-name="Tabla9.C3" table:number-columns-spanned="2" office:value-type="string">
            <text:p text:style-name="P37">$$eEMC_ID_Documentacion$$</text:p>
          </table:table-cell>
          <table:covered-table-cell/>
          <table:table-cell table:style-name="Tabla9.E3" table:number-columns-spanned="2" office:value-type="string">
            <text:p text:style-name="P94"><text:span text:style-name="Fuente_20_de_20_párrafo_20_predeter."><text:span text:style-name="T52"><text:text-input text:description="JOOScript">${(eEMC_Interesado_PJ_RazonSocial)!}</text:text-input></text:span></text:span></text:p>
          </table:table-cell>
          <table:covered-table-cell/>
        </table:table-row>
        <table:table-row table:style-name="Tabla9.4">
          <table:table-cell table:style-name="Tabla9.A2" office:value-type="string">
            <text:p text:style-name="P15">Nombre</text:p>
          </table:table-cell>
          <table:table-cell table:style-name="Tabla9.A2" table:number-columns-spanned="2" office:value-type="string">
            <text:p text:style-name="P15">Primer Apellido</text:p>
          </table:table-cell>
          <table:covered-table-cell/>
          <table:table-cell table:style-name="Tabla9.D4" table:number-columns-spanned="2" office:value-type="string">
            <text:p text:style-name="P15">Segundo Apellido</text:p>
          </table:table-cell>
          <table:covered-table-cell/>
          <table:table-cell table:style-name="Tabla9.F4" office:value-type="string">
            <text:p text:style-name="P22">Sexo</text:p>
          </table:table-cell>
        </table:table-row>
        <table:table-row table:style-name="Tabla9.5">
          <table:table-cell table:style-name="Tabla9.A5" office:value-type="string">
            <text:p text:style-name="P95"><text:span text:style-name="Fuente_20_de_20_párrafo_20_predeter."><text:span text:style-name="T52"><text:text-input text:description="JOOScript">${(eEMC_Interesado_PF_Nombre)!}</text:text-input></text:span></text:span></text:p>
          </table:table-cell>
          <table:table-cell table:style-name="Tabla9.A5" table:number-columns-spanned="2" office:value-type="string">
            <text:p text:style-name="P38">$$eEMC_Interesado_PF_Apellido1$$</text:p>
          </table:table-cell>
          <table:covered-table-cell/>
          <table:table-cell table:style-name="Tabla9.A5" table:number-columns-spanned="2" office:value-type="string">
            <text:p text:style-name="P38">$$eEMC_Interesado_PF_Apellido2$$</text:p>
          </table:table-cell>
          <table:covered-table-cell/>
          <table:table-cell table:style-name="Tabla9.F5" office:value-type="string">
            <text:p text:style-name="P101"><text:bookmark-start text:name="__DdeLink__6260_1238211675"/><text:bookmark-start text:name="__DdeLink__2593_3835429810"/><text:span text:style-name="T61"><text:s/></text:span><text:bookmark-end text:name="__DdeLink__6260_1238211675"/><text:bookmark-end text:name="__DdeLink__2593_3835429810"/><text:span text:style-name="T59"><text:script script:language="JOOScript">[#if eEMC_Interesado_PF_Sexo_label??][#assign eEMC_Interesado_PF_Sexo=eEMC_Interesado_PF_Sexo_label][/#if]</text:script></text:span><text:span text:style-name="Fuente_20_de_20_párrafo_20_predeter."><text:span text:style-name="T63"><text:text-input text:description="JOOScript">${(eEMC_Interesado_PF_Sexo)!}</text:text-input></text:span></text:span><text:span text:style-name="Fuente_20_de_20_párrafo_20_predeter."><text:span text:style-name="T62"><text:s/></text:span></text:span></text:p>
          </table:table-cell>
        </table:table-row>
      </table:table>
      <text:p text:style-name="P85"/>
      <text:p text:style-name="P8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564450635424">
          <table:table-cell table:style-name="Tabla1.A1" table:number-columns-spanned="3" office:value-type="string">
            <text:p text:style-name="P17">DATOS DEL REPRESENTANTE</text:p>
          </table:table-cell>
          <table:covered-table-cell/>
          <table:covered-table-cell/>
        </table:table-row>
        <table:table-row table:style-name="TableLine2564450639504">
          <table:table-cell table:style-name="Tabla1.A2" office:value-type="string">
            <text:p text:style-name="P13">Tipo de Documento de Identificación</text:p>
          </table:table-cell>
          <table:table-cell table:style-name="Tabla1.A2" office:value-type="string">
            <text:p text:style-name="P13">Número de Documento</text:p>
          </table:table-cell>
          <table:table-cell table:style-name="Tabla1.C2" office:value-type="string">
            <text:p text:style-name="P13">Nombre</text:p>
          </table:table-cell>
        </table:table-row>
        <table:table-row table:style-name="TableLine2564450643312">
          <table:table-cell table:style-name="Tabla1.A3" office:value-type="string">
            <text:p text:style-name="P102"><text:bookmark-start text:name="__DdeLink__6260_123821167521"/><text:bookmark-start text:name="__DdeLink__2593_383542981031"/><text:span text:style-name="T61"><text:s/></text:span><text:bookmark-end text:name="__DdeLink__6260_123821167521"/><text:bookmark-end text:name="__DdeLink__2593_383542981031"/><text:span text:style-name="T59"><text:script script:language="JOOScript">[#if eEMC_RP_ID_label??][#assign eEMC_RP_ID=eEMC_RP_ID_label][/#if]</text:script></text:span><text:span text:style-name="Fuente_20_de_20_párrafo_20_predeter."><text:span text:style-name="T65"><text:text-input text:description="JOOScript">${(eEMC_RP_ID)!}</text:text-input></text:span></text:span><text:span text:style-name="Fuente_20_de_20_párrafo_20_predeter."><text:span text:style-name="T62"><text:s/></text:span></text:span></text:p>
          </table:table-cell>
          <table:table-cell table:style-name="Tabla1.A3" office:value-type="string">
            <text:p text:style-name="P36">$$eEMC_RP_Representado$$</text:p>
          </table:table-cell>
          <table:table-cell table:style-name="Tabla1.C3" office:value-type="string">
            <text:p text:style-name="P36">$$eEMC_RP_Nombre$$</text:p>
          </table:table-cell>
        </table:table-row>
        <table:table-row table:style-name="TableLine2564450642224">
          <table:table-cell table:style-name="Tabla1.A2" office:value-type="string">
            <text:p text:style-name="P13">Primer Apellido</text:p>
          </table:table-cell>
          <table:table-cell table:style-name="Tabla1.A2" office:value-type="string">
            <text:p text:style-name="P13">Segundo Apellido</text:p>
          </table:table-cell>
          <table:table-cell table:style-name="Tabla1.C2" office:value-type="string">
            <text:p text:style-name="P22">Sexo</text:p>
          </table:table-cell>
        </table:table-row>
        <table:table-row table:style-name="TableLine2564450648208">
          <table:table-cell table:style-name="Tabla1.A3" office:value-type="string">
            <text:p text:style-name="P36">$$eEMC_RP_Apellido1$$</text:p>
          </table:table-cell>
          <table:table-cell table:style-name="Tabla1.A3" office:value-type="string">
            <text:p text:style-name="P36">$$eEMC_RP_Apellido2$$</text:p>
          </table:table-cell>
          <table:table-cell table:style-name="Tabla1.C3" office:value-type="string">
            <text:p text:style-name="P101"><text:bookmark-start text:name="__DdeLink__2593_38354298101"/><text:bookmark-start text:name="__DdeLink__6260_12382116751"/><text:bookmark text:name="__DdeLink__6262_1238211675"/><text:bookmark text:name="__DdeLink__2797_3835429810"/><text:bookmark text:name="__DdeLink__2593_38354298102"/><text:span text:style-name="Fuente_20_de_20_párrafo_20_predeter."><text:span text:style-name="T64"><text:s/></text:span></text:span><text:bookmark-end text:name="__DdeLink__2593_38354298101"/><text:bookmark-end text:name="__DdeLink__6260_12382116751"/><text:span text:style-name="Fuente_20_de_20_párrafo_20_predeter."><text:span text:style-name="T66"><text:script script:language="JOOScript">[#if eEMC_RP_Sexo_label??][#assign eEMC_RP_Sexo=eEMC_RP_Sexo_label][/#if]</text:script></text:span></text:span><text:span text:style-name="Fuente_20_de_20_párrafo_20_predeter."><text:span text:style-name="T63"><text:text-input text:description="JOOScript">${(eEMC_RP_Sexo)!}</text:text-input></text:span></text:span><text:span text:style-name="Fuente_20_de_20_párrafo_20_predeter."><text:span text:style-name="T62"><text:s/></text:span></text:span></text:p>
          </table:table-cell>
        </table:table-row>
      </table:table>
      <text:p text:style-name="P11"/>
      <text:p text:style-name="P4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ext:soft-page-break/>
        <table:table-row table:style-name="Tabla14.1">
          <table:table-cell table:style-name="Tabla14.A1" table:number-columns-spanned="4" office:value-type="string">
            <text:p text:style-name="P23">LUGAR Y MEDIO DE NOTIFICACIÓN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table:number-columns-spanned="4" office:value-type="string">
            <text:p text:style-name="P57"><text:span text:style-name="T22"><text:script script:language="JOOScript">[#if CHECK_TEL == "false"]</text:script></text:span><text:span text:style-name="T22"><text:s/></text:span><text:span text:style-name="T22"><draw:frame draw:style-name="fr1" draw:name="Imagen7" text:anchor-type="as-char" svg:width="0.349cm" svg:height="0.349cm" draw:z-index="1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8" text:anchor-type="as-char" svg:width="0.349cm" svg:height="0.349cm" draw:z-index="2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Deseo </text:span><text:span text:style-name="T23">que las notificaciones que proceda practicar se efectúen por medios </text:span><text:span text:style-name="T30">electrónicos</text:span><text:span text:style-name="T23"> (indique a continuación un correo electrónico y, opcionalmente, un número de teléfono móvil donde informar sobre las notificaciones practicadas).</text:span></text:p>
            <text:p text:style-name="P63"><text:span text:style-name="T22"><text:script script:language="JOOScript">[#if CHECK_DOM == "false"]</text:script></text:span><text:span text:style-name="T22"><text:s/></text:span><text:span text:style-name="T22"><draw:frame draw:style-name="fr2" draw:name="Imagen9" text:anchor-type="as-char" svg:y="-0.291cm" svg:width="0.349cm" svg:height="0.349cm" draw:z-index="3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10" text:anchor-type="as-char" svg:width="0.349cm" svg:height="0.349cm" draw:z-index="14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Deseo </text:span><text:span text:style-name="T23">que las notificaciones que proceda practicar se efectúen en papel en el lugar que se indica a continuación (independientemente de la notificación en papel, ésta se practicará también por medios electrónicos, a la que podrá acceder voluntariamente, teniendo validez a efectos de plazos aquella a la que se acceda primero).</text:span></text:p>
            <text:p text:style-name="P68"><text:span text:style-name="T23">*</text:span><text:span text:style-name="T24">En caso de que se prevea la publicación sustitutiva de la notificación en los términos del artículo 45 de la Ley 39/2015, de 1 de octubre, los datos relativos al correo electrónico y teléfono móvil se utilizarán para efectuar el aviso de publicación sustitutiva de la notificación. </text:span></text:p>
            <text:p text:style-name="P69"><text:span text:style-name="T24">**De conformidad con el artículo 43 de la Ley 39/2015, de 1 de octubre, las </text:span><text:span text:style-name="T33">“notificaciones por medios electrónicos se practicarán mediante comparecencia en la sede electrónica de la Administración y Organismo actuante, a través de la dirección electrónica habilitada única o mediante ambos sistemas,según disponga cada Administración u Organismo”</text:span><text:span text:style-name="T24">. </text:span><text:span text:style-name="T27">Por tanto, a través del correo electrónico o teléfono móvil, simplemente se avisará de que ya se encuentra disponible la notificación en la sede electrónica o dirección electrónica habilitada única.</text:span>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3" office:value-type="string">
            <text:p text:style-name="P13"><text:span text:style-name="T67">Tipo</text:span> Vía</text:p>
          </table:table-cell>
          <table:table-cell table:style-name="Tabla14.A3" table:number-columns-spanned="2" office:value-type="string">
            <text:p text:style-name="P13">Nombre Vía</text:p>
          </table:table-cell>
          <table:covered-table-cell/>
          <table:table-cell table:style-name="Tabla14.D3" office:value-type="string">
            <text:p text:style-name="P13">Número Vía</text:p>
          </table:table-cell>
        </table:table-row>
        <table:table-row table:style-name="Tabla14.1">
          <table:table-cell table:style-name="Tabla14.A4" office:value-type="string">
            <text:p text:style-name="P102"><text:bookmark-start text:name="__DdeLink__6260_123821167522"/><text:bookmark-start text:name="__DdeLink__2593_383542981032"/><text:span text:style-name="T61"><text:s/></text:span><text:bookmark-end text:name="__DdeLink__6260_123821167522"/><text:bookmark-end text:name="__DdeLink__2593_383542981032"/><text:span text:style-name="T59"><text:script script:language="JOOScript">[#if eEMC_Contacto_Direccion_TipoVia_label??][#assign eEMC_Contacto_Direccion_TipoVia=eEMC_Contacto_Direccion_TipoVia_label][/#if]</text:script></text:span><text:span text:style-name="Fuente_20_de_20_párrafo_20_predeter."><text:span text:style-name="T65"><text:text-input text:description="JOOScript">${(eEMC_Contacto_Direccion_TipoVia)!}</text:text-input></text:span></text:span></text:p>
          </table:table-cell>
          <table:table-cell table:style-name="Tabla14.A4" table:number-columns-spanned="2" office:value-type="string">
            <text:p text:style-name="P36">$$eEMC_Contacto_Direccion_NombreVia$$</text:p>
          </table:table-cell>
          <table:covered-table-cell/>
          <table:table-cell table:style-name="Tabla14.D4" office:value-type="string">
            <text:p text:style-name="P36">$$eEMC_Contacto_Direccion_Numero$$</text:p>
          </table:table-cell>
        </table:table-row>
        <table:table-row table:style-name="Tabla14.1">
          <table:table-cell table:style-name="Tabla14.A3" office:value-type="string">
            <text:p text:style-name="P20">Portal</text:p>
          </table:table-cell>
          <table:table-cell table:style-name="Tabla14.A3" table:number-columns-spanned="2" office:value-type="string">
            <text:p text:style-name="P13">Piso</text:p>
          </table:table-cell>
          <table:covered-table-cell/>
          <table:table-cell table:style-name="Tabla14.D3" office:value-type="string">
            <text:p text:style-name="P20">Letra</text:p>
          </table:table-cell>
        </table:table-row>
        <table:table-row table:style-name="Tabla14.1">
          <table:table-cell table:style-name="Tabla14.A6" office:value-type="string">
            <text:p text:style-name="P36">$$eEMC_Contacto_Direccion_Portal$$</text:p>
          </table:table-cell>
          <table:table-cell table:style-name="Tabla14.A6" table:number-columns-spanned="2" office:value-type="string">
            <text:p text:style-name="P36">$$eEMC_Contacto_Direccion_Piso$$</text:p>
          </table:table-cell>
          <table:covered-table-cell/>
          <table:table-cell table:style-name="Tabla14.A2" office:value-type="string">
            <text:p text:style-name="P36">$$eEMC_Contacto_Direccion_Letra$$</text:p>
          </table:table-cell>
        </table:table-row>
        <table:table-row table:style-name="Tabla14.1">
          <table:table-cell table:style-name="Tabla14.A3" office:value-type="string">
            <text:p text:style-name="P13">Municipio</text:p>
          </table:table-cell>
          <table:table-cell table:style-name="Tabla14.A3" table:number-columns-spanned="2" office:value-type="string">
            <text:p text:style-name="P13">Provincia</text:p>
          </table:table-cell>
          <table:covered-table-cell/>
          <table:table-cell table:style-name="Tabla14.D3" office:value-type="string">
            <text:p text:style-name="P13">Código Postal</text:p>
          </table:table-cell>
        </table:table-row>
        <table:table-row table:style-name="Tabla14.1">
          <table:table-cell table:style-name="Tabla14.A4" office:value-type="string">
            <text:p text:style-name="P102"><text:bookmark-start text:name="__DdeLink__6260_1238211675221"/><text:bookmark-start text:name="__DdeLink__2593_3835429810321"/><text:span text:style-name="T61"><text:s/></text:span><text:bookmark-end text:name="__DdeLink__6260_1238211675221"/><text:bookmark-end text:name="__DdeLink__2593_3835429810321"/><text:span text:style-name="T59"><text:script script:language="JOOScript">[#if eEMC_Contacto_Direccion_Municipio_label??][#assign eEMC_Contacto_Direccion_Municipio=eEMC_Contacto_Direccion_Municipio_label][/#if]</text:script></text:span><text:span text:style-name="Fuente_20_de_20_párrafo_20_predeter."><text:span text:style-name="T65"><text:text-input text:description="JOOScript">${(eEMC_Contacto_Direccion_Municipio)!}</text:text-input></text:span></text:span></text:p>
          </table:table-cell>
          <table:table-cell table:style-name="Tabla14.A4" table:number-columns-spanned="2" office:value-type="string">
            <text:p text:style-name="P102"><text:bookmark-start text:name="__DdeLink__6260_12382116752211"/><text:bookmark-start text:name="__DdeLink__2593_38354298103211"/><text:span text:style-name="T61"><text:s/></text:span><text:bookmark-end text:name="__DdeLink__6260_12382116752211"/><text:bookmark-end text:name="__DdeLink__2593_38354298103211"/><text:span text:style-name="T59"><text:script script:language="JOOScript">[#if eEMC_Contacto_Direccion_Provincia_label??][#assign eEMC_Contacto_Direccion_Provincia=eEMC_Contacto_Direccion_Provincia_label][/#if]</text:script></text:span><text:span text:style-name="Fuente_20_de_20_párrafo_20_predeter."><text:span text:style-name="T65"><text:text-input text:description="JOOScript">${(eEMC_Contacto_Direccion_Provincia)!}</text:text-input></text:span></text:span></text:p>
          </table:table-cell>
          <table:covered-table-cell/>
          <table:table-cell table:style-name="Tabla14.D4" office:value-type="string">
            <text:p text:style-name="P36">$$eEMC_Contacto_Direccion_CP$$</text:p>
          </table:table-cell>
        </table:table-row>
        <table:table-row table:style-name="Tabla14.1">
          <table:table-cell table:style-name="Tabla14.A3" table:number-columns-spanned="2" office:value-type="string">
            <text:p text:style-name="P13">Teléfono</text:p>
          </table:table-cell>
          <table:covered-table-cell/>
          <table:table-cell table:style-name="Tabla14.D3" table:number-columns-spanned="2" office:value-type="string">
            <text:p text:style-name="P13">Correo electrónico</text:p>
          </table:table-cell>
          <table:covered-table-cell/>
        </table:table-row>
        <table:table-row table:style-name="Tabla14.1">
          <table:table-cell table:style-name="Tabla14.A4" table:number-columns-spanned="2" office:value-type="string">
            <text:p text:style-name="P36">$$eEMC_Contacto_TLF_movil$$</text:p>
          </table:table-cell>
          <table:covered-table-cell/>
          <table:table-cell table:style-name="Tabla14.D4" table:number-columns-spanned="2" office:value-type="string">
            <text:p text:style-name="P36">$$eEMC_Interesado_Contacto_Email$$</text:p>
          </table:table-cell>
          <table:covered-table-cell/>
        </table:table-row>
        <table:table-row table:style-name="Tabla14.11">
          <table:table-cell table:style-name="Tabla14.A11" table:number-columns-spanned="4" office:value-type="string">
            <text:p text:style-name="P93"><text:span text:style-name="T7">Según el artículo 14.2 de la Ley 39/2015, de 1 de octubre, están </text:span><text:span text:style-name="T8">obligados</text:span><text:span text:style-name="T7"> a relacionarse electrónicamente: a) Las personas jurídicas. b) Las entidades sin personalidad jurídica. c) Quienes ejerzan una actividad profesional para la que se requiera colegiación obligatoria, para los trámites y actuaciones que realicen con las Administraciones Públicas en ejercicio de dicha actividad profesional. d) Quienes representen a un interesado que esté obligado a relacionarse electrónicamente con la Administración. e) Los empleados de las Administraciones Públicas para los trámites y actuaciones que realicen con ellas por razón de su condición de empleado público, en la forma en que se determine reglamentariamente por cada Administración.</text:span></text:p>
          </table:table-cell>
          <table:covered-table-cell/>
          <table:covered-table-cell/>
          <table:covered-table-cell/>
        </table:table-row>
      </table:table>
      <text:p text:style-name="P54"/>
      <table:table table:name="Tabla2" table:style-name="Tabla2">
        <table:table-column table:style-name="Tabla2.A"/>
        <table:table-row table:style-name="TableLine2564450641136">
          <table:table-cell table:style-name="Tabla2.A1" office:value-type="string">
            <text:p text:style-name="P31">DATOS BANCARIOS</text:p>
          </table:table-cell>
        </table:table-row>
        <table:table-row table:style-name="TableLine2564450654192">
          <table:table-cell table:style-name="Tabla2.A2" office:value-type="string">
            <text:p text:style-name="P47"><text:span text:style-name="T60">IBAN:</text:span> $$BANC1_IBAN$$</text:p>
            <text:p text:style-name="P32">SWIFT:<text:span text:style-name="T68"> $$S_CODIGO$$ / $$S_PAIS$$ / $$S_LOCALIDAD$$ / $$S_SUCURSAL$$</text:span></text:p>
            <text:p text:style-name="P32">Entidad:<text:span text:style-name="T68"> $$BANC1_ENTIDAD$$</text:span></text:p>
            <text:p text:style-name="P32">Domicilio: <text:span text:style-name="T68">$$BANC1_DOMICILIO$$</text:span></text:p>
            <text:p text:style-name="P32">Localidad: <text:span text:style-name="T68">$$BANC1_CODMUNICIPIO$$</text:span></text:p>
            <text:p text:style-name="P32">Provincia: <text:span text:style-name="T68">$$BANC1_CODPROV$$</text:span></text:p>
            <text:p text:style-name="P32"><text:soft-page-break/>Código Postal: <text:span text:style-name="T68">$$BANC1_CP$$</text:span></text:p>
          </table:table-cell>
        </table:table-row>
      </table:table>
      <text:p text:style-name="P6"/>
      <table:table table:name="Tabla7" table:style-name="Tabla7">
        <table:table-column table:style-name="Tabla7.A"/>
        <table:table-row table:style-name="TableLine2564450646304">
          <table:table-cell table:style-name="Tabla7.A1" office:value-type="string">
            <text:p text:style-name="P24">DECLARACIONES</text:p>
          </table:table-cell>
        </table:table-row>
        <table:table-row table:style-name="TableLine2564450644672">
          <table:table-cell table:style-name="Tabla7.A2" office:value-type="string">
            <text:p text:style-name="P40">Declaro, bajo mi expresa responsabilidad, que la persona o entidad solicitante:</text:p>
            <text:p text:style-name="P62"><text:span text:style-name="T22"><text:script script:language="JOOScript">[#if CHECK_REQ == "false"]</text:script></text:span><text:span text:style-name="T22"><text:s/></text:span><text:span text:style-name="T22"><draw:frame draw:style-name="fr2" draw:name="Imagen5" text:anchor-type="as-char" svg:y="-0.291cm" svg:width="0.349cm" svg:height="0.349cm" draw:z-index="4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6" text:anchor-type="as-char" svg:width="0.349cm" svg:height="0.349cm" draw:z-index="5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Cumple los requisitos exigidos por la normativa aplicable </text:span><text:span text:style-name="T32">para la aprobación de cuentas justificativas de subvenciones.</text:span></text:p>
            <text:p text:style-name="P58"><text:span text:style-name="T22"><text:script script:language="JOOScript">[#if CHECK_MAN == "false"]</text:script></text:span><text:span text:style-name="T22"><text:s/></text:span><text:span text:style-name="T22"><draw:frame draw:style-name="fr2" draw:name="Imagen11" text:anchor-type="as-char" svg:y="-0.291cm" svg:width="0.349cm" svg:height="0.349cm" draw:z-index="6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12" text:anchor-type="as-char" svg:width="0.349cm" svg:height="0.349cm" draw:z-index="7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Se compromete a mantener los requisitos requeridos durante el periodo correspondiente.</text:span></text:p>
            <text:p text:style-name="P58"><text:span text:style-name="T22"><text:script script:language="JOOScript">[#if CHECK_CUM == "false"]</text:script></text:span><text:span text:style-name="T22"><text:s/></text:span><text:span text:style-name="T22"><draw:frame draw:style-name="fr2" draw:name="Imagen13" text:anchor-type="as-char" svg:y="-0.291cm" svg:width="0.349cm" svg:height="0.349cm" draw:z-index="8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14" text:anchor-type="as-char" svg:width="0.349cm" svg:height="0.349cm" draw:z-index="9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Se compromete a cumplir las obligaciones exigidas.</text:span></text:p>
            <text:p text:style-name="P64"><text:span text:style-name="T22"><text:script script:language="JOOScript">[#if CHECK_PRO == "false"]</text:script></text:span><text:span text:style-name="T22"><text:s/></text:span><text:span text:style-name="T22"><draw:frame draw:style-name="fr2" draw:name="Imagen15" text:anchor-type="as-char" svg:y="-0.291cm" svg:width="0.349cm" svg:height="0.349cm" draw:z-index="10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16" text:anchor-type="as-char" svg:width="0.349cm" svg:height="0.349cm" draw:z-index="11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No se haya incursa en ninguna de las prohibiciones contempladas en la norma reguladora.</text:span></text:p>
          </table:table-cell>
        </table:table-row>
      </table:table>
      <text:p text:style-name="P51"/>
      <table:table table:name="Tabla15" table:style-name="Tabla15">
        <table:table-column table:style-name="Tabla15.A"/>
        <table:table-row table:style-name="TableLine2564450655008">
          <table:table-cell table:style-name="Tabla15.A1" office:value-type="string">
            <text:p text:style-name="P25">DERECHO DE OPOSICIÓN</text:p>
          </table:table-cell>
        </table:table-row>
        <table:table-row table:style-name="TableLine2564450645216">
          <table:table-cell table:style-name="Tabla15.A2" office:value-type="string">
            <text:p text:style-name="P41">El órgano gestor va a consultar los siguientes datos, en el caso de que no esté de acuerdo, manifieste su oposición (artículo 28 de la Ley 39/2015, de 1 de octubre):</text:p>
            <text:p text:style-name="P59"><text:span text:style-name="T22"><text:script script:language="JOOScript">[#if CHECK_IDESOL == "false"]</text:script></text:span><text:span text:style-name="T22"><text:s/></text:span><text:span text:style-name="T22"><draw:frame draw:style-name="fr2" draw:name="Imagen17" text:anchor-type="as-char" svg:y="-0.291cm" svg:width="0.349cm" svg:height="0.349cm" draw:z-index="17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18" text:anchor-type="as-char" svg:width="0.349cm" svg:height="0.349cm" draw:z-index="18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25">Me opongo a la consulta de los datos de identidad de la persona solicitante a través del Sistema de Verificación de Datos de Identidad y aporto copia del DNI/NIE</text:span><text:span text:style-name="T22">.</text:span></text:p>
            <text:p text:style-name="P65"><text:span text:style-name="T22"><text:script script:language="JOOScript">[#if CHECK_IDEREP == "false"]</text:script></text:span><text:span text:style-name="T22"><text:s/></text:span><text:span text:style-name="T22"><draw:frame draw:style-name="fr2" draw:name="Imagen19" text:anchor-type="as-char" svg:y="-0.291cm" svg:width="0.349cm" svg:height="0.349cm" draw:z-index="19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20" text:anchor-type="as-char" svg:width="0.349cm" svg:height="0.349cm" draw:z-index="20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25">Me opongo a la consulta de los datos de identidad de la persona representante a través del Sistema de Verificación de Datos de Identidad y aporto copia del DNI/NIE</text:span><text:span text:style-name="T22">.</text:span></text:p>
          </table:table-cell>
        </table:table-row>
        <table:table-row table:style-name="TableLine2564450652832">
          <table:table-cell table:style-name="Tabla15.A2" office:value-type="string">
            <text:p text:style-name="P67"><text:span text:style-name="T22">Declaro haber comunicado al resto de personas </text:span><text:span text:style-name="T28">sobre las cuales se necesita consultar los datos la posibilidad de que se opongan a la consulta de todos los datos aquí referidos y:</text:span></text:p>
          </table:table-cell>
        </table:table-row>
        <table:table-row table:style-name="TableLine2564450644944">
          <table:table-cell table:style-name="Tabla15.A2" office:value-type="string">
            <text:p text:style-name="P66"><text:span text:style-name="T22"><text:script script:language="JOOScript">[#if OPOSICION_PER != "valueOpcion1"]</text:script></text:span><text:span text:style-name="T22"><text:s/></text:span><text:span text:style-name="T22"><draw:frame draw:style-name="fr2" draw:name="Imagen1" text:anchor-type="as-char" svg:y="-0.291cm" svg:width="0.349cm" svg:height="0.349cm" draw:z-index="28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2" text:anchor-type="as-char" svg:width="0.349cm" svg:height="0.349cm" draw:z-index="29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28">Una o varias personas se oponen y presento anexo correspondiente con dicha información.</text:span></text:p>
            <text:p text:style-name="P66"><text:span text:style-name="T22"><text:script script:language="JOOScript">[#if OPOSICION_PER != "valueOpcion2"]</text:script></text:span><text:span text:style-name="T22"><text:s/></text:span><text:span text:style-name="T22"><draw:frame draw:style-name="fr2" draw:name="Imagen23" text:anchor-type="as-char" svg:y="-0.291cm" svg:width="0.349cm" svg:height="0.349cm" draw:z-index="30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24" text:anchor-type="as-char" svg:width="0.349cm" svg:height="0.349cm" draw:z-index="31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28">Nadie se opone.</text:span></text:p>
          </table:table-cell>
        </table:table-row>
      </table:table>
      <text:p text:style-name="P53"/>
      <text:p text:style-name="P50"/>
      <table:table table:name="Tabla5" table:style-name="Tabla5">
        <table:table-column table:style-name="Tabla5.A"/>
        <table:table-row table:style-name="TableLine2564450645488">
          <table:table-cell table:style-name="Tabla5.A1" office:value-type="string">
            <text:p text:style-name="P27"><draw:frame text:anchor-type="paragraph" draw:z-index="12" draw:name="Forma1" draw:style-name="gr1" draw:text-style-name="P106" svg:width="6.407cm" svg:height="1.38cm" draw:transform="rotate (1.5707963267949) translate (-0.964847222222222cm 25.5111666666667cm)"><draw:text-box><text:p><text:span text:style-name="T69">$$ID_PROCED$$</text:span></text:p></draw:text-box></draw:frame>DOCUMENTACIÓN</text:p>
          </table:table-cell>
        </table:table-row>
        <table:table-row table:style-name="TableLine2564450675136">
          <table:table-cell table:style-name="Tabla5.A2" office:value-type="string">
            <text:p text:style-name="P75">Documentos que aporta directamente a este procedimiento</text:p>
          </table:table-cell>
        </table:table-row>
        <table:table-row table:style-name="Tabla5.3">
          <table:table-cell table:style-name="Tabla5.A3" office:value-type="string">
            <text:p text:style-name="P71">Presento la siguiente documentación:</text:p>
            <text:p text:style-name="P87"><text:span text:style-name="T11"><text:script script:language="JOOScript">[#if CHECK_DOC1 == "false"]</text:script></text:span><text:span text:style-name="T11"><text:s/></text:span><text:span text:style-name="T11"><draw:frame draw:style-name="fr2" draw:name="Imagen33" text:anchor-type="as-char" svg:y="-0.291cm" svg:width="0.349cm" svg:height="0.349cm" draw:z-index="15"><draw:image xlink:href="Pictures/100002010000001000000010AACA058E64F7EB40.png" xlink:type="simple" xlink:show="embed" xlink:actuate="onLoad" draw:mime-type="image/png"/></draw:frame></text:span><text:span text:style-name="T11"><text:s/></text:span><text:span text:style-name="T11"><text:script script:language="JOOScript">[#else]</text:script></text:span><text:span text:style-name="T11"><text:s/></text:span><text:span text:style-name="T11"><draw:frame draw:style-name="fr1" draw:name="Imagen34" text:anchor-type="as-char" svg:width="0.349cm" svg:height="0.349cm" draw:z-index="16"><draw:image xlink:href="Pictures/100002010000001000000010E6587DB28254CFF5.png" xlink:type="simple" xlink:show="embed" xlink:actuate="onLoad" draw:mime-type="image/png"/></draw:frame></text:span><text:span text:style-name="T11"><text:s/></text:span><text:span text:style-name="T11"><text:script script:language="JOOScript">[/#if]</text:script></text:span><text:span text:style-name="T11"><text:s/></text:span><text:span text:style-name="T21">Memoria de actuación justificativa del cumplimiento de las condiciones impuestas en la concesión de la subvención.</text:span></text:p>
            <text:p text:style-name="P87"><text:span text:style-name="T11"><text:script script:language="JOOScript">[#if CHECK_DOC2 == "false"]</text:script></text:span><text:span text:style-name="T11"><text:s/></text:span><text:span text:style-name="T11"><draw:frame draw:style-name="fr2" draw:name="Imagen21" text:anchor-type="as-char" svg:y="-0.291cm" svg:width="0.349cm" svg:height="0.349cm" draw:z-index="21"><draw:image xlink:href="Pictures/100002010000001000000010AACA058E64F7EB40.png" xlink:type="simple" xlink:show="embed" xlink:actuate="onLoad" draw:mime-type="image/png"/></draw:frame></text:span><text:span text:style-name="T11"><text:s/></text:span><text:span text:style-name="T11"><text:script script:language="JOOScript">[#else]</text:script></text:span><text:span text:style-name="T11"><text:s/></text:span><text:span text:style-name="T11"><draw:frame draw:style-name="fr1" draw:name="Imagen22" text:anchor-type="as-char" svg:width="0.349cm" svg:height="0.349cm" draw:z-index="22"><draw:image xlink:href="Pictures/100002010000001000000010E6587DB28254CFF5.png" xlink:type="simple" xlink:show="embed" xlink:actuate="onLoad" draw:mime-type="image/png"/></draw:frame></text:span><text:span text:style-name="T11"><text:s/></text:span><text:span text:style-name="T11"><text:script script:language="JOOScript">[/#if]</text:script></text:span><text:span text:style-name="T11"><text:s/></text:span><text:span text:style-name="T13">Memoria económica justificativa del coste de las actividades realizadas con el contenido dispuesto en </text:span><text:span text:style-name="T15">el</text:span><text:span text:style-name="T13"> artículo 72.2 </text:span><text:span text:style-name="T15">del Reglamento de la Ley 38/2003, de 17 de noviembre, General de Subvenciones aprobado por </text:span><text:span text:style-name="T13">Real Decreto 887/2006, de 21 de julio y en las bases reguladoras de la subvención.</text:span></text:p>
            <table:table table:name="Tabla13" table:style-name="Tabla13">
              <table:table-column table:style-name="Tabla13.A"/>
              <table:table-row table:style-name="Tabla13.1">
                <table:table-cell table:style-name="Tabla13.A1" office:value-type="string">
                  <text:p text:style-name="P26"><text:span text:style-name="T55">Otra documentación que se aporta</text:span></text:p>
                </table:table-cell>
              </table:table-row>
              <table:table-row table:style-name="TableLine2564450655280">
                <table:table-cell table:style-name="Tabla13.A2" office:value-type="string">
                  <text:p text:style-name="P103"><text:text-input text:description="JOOScript">${(datos.att0)!}</text:text-input><text:span text:style-name="T34"><text:script script:language="JOOScript">&lt;jooscript&gt;
&lt;insert-around element="table:table-row"&gt;
[#if DOC_NECE??]
[#assign DOC_NECE_AUXILIAR=DOC_NECE]
[/#if]
[#if TAB_DOC_NECE??]
[#assign DOC_NECE_AUXILIAR=TAB_DOC_NECE]
[/#if]
[#if DOC_NECE_AUXILIAR?? &amp;amp;&amp;amp; DOC_NECE_AUXILIAR?is_enumerable]
[#list DOC_NECE_AUXILIAR as datos]
&lt;content/&gt;
[/#list]
[/#if]
&lt;/insert-around&gt;
&lt;/jooscript&gt;
</text:script></text:span></text:p>
                </table:table-cell>
              </table:table-row>
            </table:table>
            <text:p text:style-name="P5"/>
            <text:p text:style-name="P73">Y en caso de que la solicitud se presentara mediante representación:</text:p>
            <text:p text:style-name="P61"><text:span text:style-name="T22"><text:script script:language="JOOScript">[#if CHECK_AUTREP == "false"]</text:script></text:span><text:span text:style-name="T22"><text:s/></text:span><text:span text:style-name="T22"><draw:frame draw:style-name="fr2" draw:name="Imagen45" text:anchor-type="as-char" svg:y="-0.291cm" svg:width="0.349cm" svg:height="0.349cm" draw:z-index="23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46" text:anchor-type="as-char" svg:width="0.349cm" svg:height="0.349cm" draw:z-index="24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31">Autorización de la representación</text:span><text:span text:style-name="T26">.</text:span></text:p>
            <text:p text:style-name="P72"><text:span text:style-name="T56">Y en caso de haberme opuesto a su consulta en el apartado “DERECHO DE OPOSICIÓN”</text:span>:</text:p>
            <text:p text:style-name="P60"><text:span text:style-name="T22"><text:script script:language="JOOScript">[#if CHECK_OPOIDESOL == "false"]</text:script></text:span><text:span text:style-name="T22"><text:s/></text:span><text:span text:style-name="T22"><draw:frame draw:style-name="fr2" draw:name="Imagen39" text:anchor-type="as-char" svg:y="-0.291cm" svg:width="0.349cm" svg:height="0.349cm" draw:z-index="25"><draw:image xlink:href="Pictures/100002010000001000000010AACA058E64F7EB40.png" xlink:type="simple" xlink:show="embed" xlink:actuate="onLoad" draw:mime-type="image/png"/></draw:frame></text:span><text:span text:style-name="T22"><text:s/></text:span><text:span text:style-name="T22"><text:script script:language="JOOScript">[#else]</text:script></text:span><text:span text:style-name="T22"><text:s/></text:span><text:span text:style-name="T22"><draw:frame draw:style-name="fr1" draw:name="Imagen40" text:anchor-type="as-char" svg:width="0.349cm" svg:height="0.349cm" draw:z-index="26"><draw:image xlink:href="Pictures/100002010000001000000010E6587DB28254CFF5.png" xlink:type="simple" xlink:show="embed" xlink:actuate="onLoad" draw:mime-type="image/png"/></draw:frame></text:span><text:span text:style-name="T22"><text:s/></text:span><text:span text:style-name="T22"><text:script script:language="JOOScript">[/#if]</text:script></text:span><text:span text:style-name="T22"><text:s/></text:span><text:span text:style-name="T26">Copia del DNI/</text:span><text:span text:style-name="T29">NIE</text:span><text:span text:style-name="T26"> de la persona solicitante.</text:span></text:p>
            <text:p text:style-name="P86"><text:span text:style-name="T11"><text:script script:language="JOOScript">[#if CHECK_OPOIDEREP == "false"]</text:script></text:span><text:span text:style-name="T11"><text:s/></text:span><text:span text:style-name="T11"><draw:frame draw:style-name="fr2" draw:name="Imagen41" text:anchor-type="as-char" svg:y="-0.291cm" svg:width="0.349cm" svg:height="0.349cm" draw:z-index="27"><draw:image xlink:href="Pictures/100002010000001000000010AACA058E64F7EB40.png" xlink:type="simple" xlink:show="embed" xlink:actuate="onLoad" draw:mime-type="image/png"/></draw:frame></text:span><text:span text:style-name="T11"><text:s/></text:span><text:span text:style-name="T11"><text:script script:language="JOOScript">[#else]</text:script></text:span><text:span text:style-name="T11"><text:s/></text:span><text:span text:style-name="T11"><draw:frame draw:style-name="fr1" draw:name="Imagen42" text:anchor-type="as-char" svg:width="0.349cm" svg:height="0.349cm" draw:z-index="32"><draw:image xlink:href="Pictures/100002010000001000000010E6587DB28254CFF5.png" xlink:type="simple" xlink:show="embed" xlink:actuate="onLoad" draw:mime-type="image/png"/></draw:frame></text:span><text:span text:style-name="T11"><text:s/></text:span><text:span text:style-name="T11"><text:script script:language="JOOScript">[/#if]</text:script></text:span><text:span text:style-name="T11"><text:s/></text:span><text:span text:style-name="T12">Copia del DNI/</text:span><text:span text:style-name="T14">NIE</text:span><text:span text:style-name="T12"> de la persona representante.</text:span></text:p>
          </table:table-cell>
        </table:table-row>
        <table:table-row table:style-name="TableLine2564450660720">
          <table:table-cell table:style-name="Tabla5.A2" office:value-type="string">
            <text:p text:style-name="P76">Documentos en poder $$DEL_AYTO$$ $$TRATAMIENTO_AYTO$$<text:span text:style-name="T41"> $$NOMBRE_AYTO$$</text:span></text:p>
          </table:table-cell>
        </table:table-row>
        <text:soft-page-break/>
        <table:table-row table:style-name="TableLine2564450663984">
          <table:table-cell table:style-name="Tabla5.A3" office:value-type="string">
            <text:p text:style-name="P70">Ejerzo el derecho a no presentar los siguientes documentos que obran en poder $$DEL_AYTO$$ $$TRATAMIENTO_AYTO$$ $$NOMBRE_AYTO$$, <text:span text:style-name="T53">e indico a continuación la información necesaria para que puedan ser recabados</text:span>:</text:p>
            <text:p text:style-name="P91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row table:style-name="Tabla12.1">
                <table:table-cell table:style-name="Tabla12.A1" office:value-type="string">
                  <text:p text:style-name="P88"><text:span text:style-name="T10">Documento</text:span></text:p>
                </table:table-cell>
                <table:table-cell table:style-name="Tabla12.A1" office:value-type="string">
                  <text:p text:style-name="P33">Órgano </text:p>
                </table:table-cell>
                <table:table-cell table:style-name="Tabla12.A1" office:value-type="string">
                  <text:p text:style-name="P33">Fecha de emisión o presentación</text:p>
                </table:table-cell>
                <table:table-cell table:style-name="Tabla12.A1" office:value-type="string">
                  <text:p text:style-name="P33">Procedimiento en <text:span text:style-name="T53">el</text:span> que se emitió o <text:span text:style-name="T53">en el que se</text:span> presentó</text:p>
                </table:table-cell>
              </table:table-row>
              <table:table-row table:style-name="TableLine2564450666432">
                <table:table-cell table:style-name="Tabla12.A2" office:value-type="string">
                  <text:p text:style-name="P103"><text:text-input text:description="JOOScript">${(datos.att0)!}</text:text-input><text:span text:style-name="T34"><text:script script:language="JOOScript">&lt;jooscript&gt;
&lt;insert-around element="table:table-row"&gt;
[#if INFO_DOC_IGE??]
[#assign INFO_DOC_IGE_AUXILIAR=INFO_DOC_IGE]
[/#if]
[#if TAB_INFO_DOC_IGE??]
[#assign INFO_DOC_IGE_AUXILIAR=TAB_INFO_DOC_IGE]
[/#if]
[#if INFO_DOC_IGE_AUXILIAR?? &amp;amp;&amp;amp; INFO_DOC_IGE_AUXILIAR?is_enumerable]
[#list INFO_DOC_IGE_AUXILIAR as datos]
&lt;content/&gt;
[/#list]
[/#if]
&lt;/insert-around&gt;
&lt;/jooscript&gt;
</text:script></text:span></text:p>
                </table:table-cell>
                <table:table-cell table:style-name="Tabla12.A2" office:value-type="string">
                  <text:p text:style-name="P77"><text:text-input text:description="JOOScript">${(datos.att1)!}</text:text-input></text:p>
                </table:table-cell>
                <table:table-cell table:style-name="Tabla12.A2" office:value-type="string">
                  <text:p text:style-name="P96"><text:text-input text:description="JOOScript">${(datos.att2)!}</text:text-input></text:p>
                </table:table-cell>
                <table:table-cell table:style-name="Tabla12.A2" office:value-type="string">
                  <text:p text:style-name="P78"><text:text-input text:description="JOOScript">${(datos.att3)!}</text:text-input></text:p>
                </table:table-cell>
              </table:table-row>
            </table:table>
            <text:p text:style-name="P90"/>
          </table:table-cell>
        </table:table-row>
        <table:table-row table:style-name="TableLine2564450667520">
          <table:table-cell table:style-name="Tabla5.A2" office:value-type="string">
            <text:p text:style-name="P75">Documentos en poder de otras Administraciones</text:p>
          </table:table-cell>
        </table:table-row>
        <table:table-row table:style-name="Tabla5.7">
          <table:table-cell table:style-name="Tabla5.A3" office:value-type="string">
            <text:p text:style-name="P70">Ejerzo el derecho a no presentar los siguientes documentos que obran en poder de otras Administraciones <text:span text:style-name="T54">P</text:span>úblicas <text:span text:style-name="T54">e indico a continuación la información necesaria para que puedan ser recabados</text:span>:</text:p>
            <text:p text:style-name="P92"/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D"/>
              <table:table-row table:style-name="Tabla11.1">
                <table:table-cell table:style-name="Tabla11.A1" office:value-type="string">
                  <text:p text:style-name="P89"><text:span text:style-name="T10">Documento</text:span></text:p>
                </table:table-cell>
                <table:table-cell table:style-name="Tabla11.A1" office:value-type="string">
                  <text:p text:style-name="P35">Administración Pública y Órgano</text:p>
                </table:table-cell>
                <table:table-cell table:style-name="Tabla11.A1" office:value-type="string">
                  <text:p text:style-name="P34">Fecha de emisión o presentación</text:p>
                </table:table-cell>
                <table:table-cell table:style-name="Tabla11.A1" office:value-type="string">
                  <text:p text:style-name="P34">Procedimiento en <text:span text:style-name="T53">el</text:span> que se emitió o <text:span text:style-name="T53">en el que se</text:span> presentó</text:p>
                </table:table-cell>
              </table:table-row>
              <table:table-row table:style-name="TableLine2564450664800">
                <table:table-cell table:style-name="Tabla11.A2" office:value-type="string">
                  <text:p text:style-name="P103"><text:text-input text:description="JOOScript">${(datos.att0)!}</text:text-input><text:span text:style-name="T34"><text:script script:language="JOOScript">&lt;jooscript&gt;
&lt;insert-around element="table:table-row"&gt;
[#if INFO5_DOC_IGE??]
[#assign INFO5_DOC_IGE_AUXILIAR=INFO5_DOC_IGE]
[/#if]
[#if TAB_INFO5_DOC_IGE??]
[#assign INFO5_DOC_IGE_AUXILIAR=TAB_INFO5_DOC_IGE]
[/#if]
[#if INFO5_DOC_IGE_AUXILIAR?? &amp;amp;&amp;amp; INFO5_DOC_IGE_AUXILIAR?is_enumerable]
[#list INFO5_DOC_IGE_AUXILIAR as datos]
&lt;content/&gt;
[/#list]
[/#if]
&lt;/insert-around&gt;
&lt;/jooscript&gt;
</text:script></text:span></text:p>
                </table:table-cell>
                <table:table-cell table:style-name="Tabla11.A2" office:value-type="string">
                  <text:p text:style-name="P79"><text:text-input text:description="JOOScript">${(datos.att1)!}</text:text-input></text:p>
                </table:table-cell>
                <table:table-cell table:style-name="Tabla11.A2" office:value-type="string">
                  <text:p text:style-name="P97"><text:text-input text:description="JOOScript">${(datos.att2)!}</text:text-input></text:p>
                </table:table-cell>
                <table:table-cell table:style-name="Tabla11.A2" office:value-type="string">
                  <text:p text:style-name="P80"><text:text-input text:description="JOOScript">${(datos.att3)!}</text:text-input></text:p>
                </table:table-cell>
              </table:table-row>
            </table:table>
            <text:p text:style-name="P100"/>
          </table:table-cell>
        </table:table-row>
      </table:table>
      <text:p text:style-name="P50"/>
      <table:table table:name="Tabla4" table:style-name="Tabla4">
        <table:table-column table:style-name="Tabla4.A"/>
        <table:table-row table:style-name="TableLine2564450675680">
          <table:table-cell table:style-name="Tabla4.A1" office:value-type="string">
            <text:p text:style-name="P16">EXPON<text:span text:style-name="T35">GO</text:span></text:p>
          </table:table-cell>
        </table:table-row>
        <table:table-row table:style-name="TableLine2564450667792">
          <table:table-cell table:style-name="Tabla4.A2" office:value-type="string">
            <text:p text:style-name="P99"><text:span text:style-name="T16">Que p</text:span><text:span text:style-name="T17">or se aprobó la concesión de subvención $$TIPO_SUBVENCION$$ por importe de </text:span><text:span text:style-name="T19">$$IMPORTE_SUBVENCION$$</text:span><text:span text:style-name="T17"> euros para el </text:span><text:span text:style-name="T6"><text:s/></text:span><text:span text:style-name="T5"><text:script script:language="JOOScript">[#if DEL_PROYECTO_ACTIVIDAD_label??][#assign DEL_PROYECTO_ACTIVIDAD=DEL_PROYECTO_ACTIVIDAD_label][/#if]</text:script></text:span><text:span text:style-name="Fuente_20_de_20_párrafo_20_predeter."><text:span text:style-name="T20"><text:text-input text:description="JOOScript">${(DEL_PROYECTO_ACTIVIDAD)!}</text:text-input></text:span></text:span><text:span text:style-name="T17"><text:s/>denominado </text:span><text:span text:style-name="T19">$$NOMBRE_PROYECTO$$</text:span><text:span text:style-name="T17">, de acuerdo con las bases reguladoras de la misma aprobada por </text:span><text:span text:style-name="T18">r</text:span><text:span text:style-name="T17">esolución $$RESOLUCION_APROB_BASES$$.</text:span></text:p>
            <text:p text:style-name="P98">$$EXP_RELACIONADO$$</text:p>
          </table:table-cell>
        </table:table-row>
      </table:table>
      <text:p text:style-name="P55"/>
      <table:table table:name="Tabla3" table:style-name="Tabla3">
        <table:table-column table:style-name="Tabla3.A"/>
        <table:table-row table:style-name="TableLine2564450671328">
          <table:table-cell table:style-name="Tabla3.A1" office:value-type="string">
            <text:p text:style-name="P18">SOLICIT<text:span text:style-name="T35">O</text:span></text:p>
          </table:table-cell>
        </table:table-row>
        <table:table-row table:style-name="TableLine2564450661536">
          <table:table-cell table:style-name="Tabla3.A2" office:value-type="string">
            <text:p text:style-name="P48">Que <text:span text:style-name="T40">se consider</text:span><text:span text:style-name="T39">e</text:span><text:span text:style-name="T40"> justificado el cumplimiento de las obligaciones impuestas y la consecución de los objetivos previstos en el acto de concesión, aplicando los fondos percibidos a la finalidad para la cual se </text:span><text:span text:style-name="T39">me </text:span><text:span text:style-name="T40">concedieron.</text:span></text:p>
            <text:p text:style-name="P74">$$EXPOSICION_SOLICITUD$$</text:p>
          </table:table-cell>
        </table:table-row>
      </table:table>
      <text:p text:style-name="P56"/>
      <text:p text:style-name="P56"/>
      <table:table table:name="Tabla18" table:style-name="Tabla18">
        <table:table-column table:style-name="Tabla18.A"/>
        <table:table-row table:style-name="TableLine2564450672416">
          <table:table-cell table:style-name="Tabla18.A1" office:value-type="string">
            <text:p text:style-name="P29">DECLARACIÓN, LUGAR, FECHA Y FIRMA</text:p>
          </table:table-cell>
        </table:table-row>
        <table:table-row table:style-name="TableLine2564450671600">
          <table:table-cell table:style-name="Tabla18.A2" office:value-type="string">
            <text:p text:style-name="P42">La persona abajo firmante declara, bajo su expresa responsabilidad, que son ciertos cuantos datos figuran en la presente solicitud, así como en la documentación adjunta,</text:p>
            <text:p text:style-name="P42"/>
            <text:p text:style-name="P43">En <text:bookmark-start text:name="__DdeLink__2185_36206081691"/><text:span text:style-name="T58">$$LUGAR_FIRMA_SIN$$</text:span><text:bookmark-end text:name="__DdeLink__2185_36206081691"/><text:span text:style-name="T58"> a fecha </text:span><text:bookmark-start text:name="__DdeLink__2187_36206081691"/><text:span text:style-name="T58">$$FECHA_FIRMA_SIN$$</text:span><text:bookmark-end text:name="__DdeLink__2187_36206081691"/></text:p>
            <text:p text:style-name="P43"><text:span text:style-name="T58">L</text:span><text:span text:style-name="T57">A PERSONA SOLICITANTE / REPRESENTANTE</text:span></text:p>
            <text:p text:style-name="P83"/>
            <text:p text:style-name="P83"/>
            <text:p text:style-name="P83"/>
            <text:p text:style-name="P43"><text:span text:style-name="T57">Fdo: </text:span><text:bookmark-start text:name="__DdeLink__8529_1763071407"/><text:span text:style-name="T57">$$FIRMANTE_SOLICITUD$$</text:span><text:bookmark-end text:name="__DdeLink__8529_1763071407"/></text:p>
          </table:table-cell>
        </table:table-row>
      </table:table>
      <text:p text:style-name="P12"/>
      <text:p text:style-name="P52"><text:soft-page-break/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8">Órgano, centro o unidad administrativa a la que se dirige</text:p>
          </table:table-cell>
          <table:table-cell table:style-name="Tabla10.B1" office:value-type="string">
            <text:p text:style-name="P28">Código de identificación (DIR3)</text:p>
          </table:table-cell>
        </table:table-row>
        <table:table-row table:style-name="Tabla10.1">
          <table:table-cell table:style-name="Tabla10.A2" office:value-type="string">
            <text:p text:style-name="P39"><text:bookmark-start text:name="__DdeLink__2181_3620608169"/>$$ORGANO_SIN$$<text:bookmark-end text:name="__DdeLink__2181_3620608169"/></text:p>
          </table:table-cell>
          <table:table-cell table:style-name="Tabla10.B2" office:value-type="string">
            <text:p text:style-name="P39"><text:bookmark-start text:name="__DdeLink__2183_3620608169"/>$$COD_DIR3_SIN$$<text:bookmark-end text:name="__DdeLink__2183_3620608169"/></text:p>
          </table:table-cell>
        </table:table-row>
      </table:table>
      <text:p text:style-name="P81"><draw:frame text:anchor-type="paragraph" draw:z-index="13" draw:name="Forma1" draw:style-name="gr1" draw:text-style-name="P106" svg:width="6.407cm" svg:height="1.38cm" draw:transform="rotate (1.5707963267949) translate (-0.883708333333333cm 12.2907777777778cm)"><draw:text-box><text:p><text:span text:style-name="T69">$$ID_PROCED$$</text:span></text:p></draw:text-box></draw:frame></text:p>
      <text:p text:style-name="P82"/>
      <table:table table:name="Tabla19" table:style-name="Tabla19">
        <table:table-column table:style-name="Tabla19.A"/>
        <table:table-row table:style-name="TableLine2564450661808">
          <table:table-cell table:style-name="Tabla19.A1" office:value-type="string">
            <text:p text:style-name="P30">INFORMACIÓN BÁSICA SOBRE PROTECCIÓN DE DATOS</text:p>
          </table:table-cell>
        </table:table-row>
        <table:table-row table:style-name="TableLine2564450662624">
          <table:table-cell table:style-name="Tabla19.A2" office:value-type="string">
            <text:p text:style-name="P44">En cumplimiento de lo dispuesto en <text:span text:style-name="Fuente_20_de_20_párrafo_20_predeter."><text:span text:style-name="T37">el </text:span></text:span><text:span text:style-name="Fuente_20_de_20_párrafo_20_predeter."><text:span text:style-name="T38">Reglamento General de Protección de Dato</text:span></text:span><text:span text:style-name="Fuente_20_de_20_párrafo_20_predeter."><text:span text:style-name="T43">s</text:span></text:span><text:span text:style-name="Fuente_20_de_20_párrafo_20_predeter."><text:span text:style-name="T51"> (RGPD)</text:span></text:span><text:span text:style-name="Fuente_20_de_20_párrafo_20_predeter."><text:span text:style-name="T43">, así como en la Ley Orgánica 3/2018, de 5 de diciembre, de Protección de los Datos Personales y </text:span></text:span><text:span text:style-name="Fuente_20_de_20_párrafo_20_predeter."><text:span text:style-name="T45">g</text:span></text:span><text:span text:style-name="Fuente_20_de_20_párrafo_20_predeter."><text:span text:style-name="T43">arantía de los </text:span></text:span><text:span text:style-name="Fuente_20_de_20_párrafo_20_predeter."><text:span text:style-name="T45">d</text:span></text:span><text:span text:style-name="Fuente_20_de_20_párrafo_20_predeter."><text:span text:style-name="T43">erechos </text:span></text:span><text:span text:style-name="Fuente_20_de_20_párrafo_20_predeter."><text:span text:style-name="T45">d</text:span></text:span><text:span text:style-name="Fuente_20_de_20_párrafo_20_predeter."><text:span text:style-name="T43">igitales (LOPD</text:span></text:span><text:span text:style-name="Fuente_20_de_20_párrafo_20_predeter."><text:span text:style-name="T42">GDD</text:span></text:span><text:span text:style-name="Fuente_20_de_20_párrafo_20_predeter."><text:span text:style-name="T43">), </text:span></text:span><text:span text:style-name="Fuente_20_de_20_párrafo_20_predeter."><text:span text:style-name="T44">le informamos que:</text:span></text:span></text:p>
            <text:p text:style-name="P44"><text:span text:style-name="Fuente_20_de_20_párrafo_20_predeter."><text:span text:style-name="T44">a) El responsable del tratamiento de sus datos personales es </text:span></text:span><text:span text:style-name="Fuente_20_de_20_párrafo_20_predeter."><text:span text:style-name="T43">$$ARTICULO_TRAT_AYTO$$ $$TRATAMIENTO_AYTO$$ $$NOMBRE_AYTO$$</text:span></text:span></text:p>
            <text:list xml:id="list1213322837" text:style-name="L1">
              <text:list-item>
                <text:p text:style-name="P104"><text:span text:style-name="Fuente_20_de_20_párrafo_20_predeter."><text:span text:style-name="T36">Datos de contacto: $$DIRECCION_AYTO$$.</text:span></text:span></text:p>
              </text:list-item>
              <text:list-item>
                <text:p text:style-name="P104"><text:span text:style-name="Fuente_20_de_20_párrafo_20_predeter."><text:span text:style-name="T36">Teléfono: $$TELEFONO_AYTO$$.</text:span></text:span></text:p>
              </text:list-item>
              <text:list-item>
                <text:p text:style-name="P105"><text:span text:style-name="Fuente_20_de_20_párrafo_20_predeter."><text:span text:style-name="T43">E-mail: $$CORREO_AYTO$$.</text:span></text:span></text:p>
              </text:list-item>
            </text:list>
            <text:p text:style-name="P44"><text:span text:style-name="Fuente_20_de_20_párrafo_20_predeter."><text:span text:style-name="T44">b) Podrá contactar con el Delegado de Protección de Datos en la dirección electrónica </text:span></text:span><text:span text:style-name="Fuente_20_de_20_párrafo_20_predeter."><text:span text:style-name="T43">$$CORREO_GDPR$$</text:span></text:span></text:p>
            <text:p text:style-name="P46"><text:span text:style-name="Fuente_20_de_20_párrafo_20_predeter."><text:span text:style-name="T44">c) Los datos personales que nos indica se incorpora</text:span></text:span><text:span text:style-name="Fuente_20_de_20_párrafo_20_predeter."><text:span text:style-name="T47">n a la actividad de tratamiento $$ACTIVIDAD_TRATAMIENTO$$</text:span></text:span><text:span text:style-name="Fuente_20_de_20_párrafo_20_predeter."><text:span text:style-name="T44">, </text:span></text:span><text:span text:style-name="Fuente_20_de_20_párrafo_20_predeter."><text:span text:style-name="T48">con la finalidad </text:span></text:span><text:span text:style-name="Fuente_20_de_20_párrafo_20_predeter."><text:span text:style-name="T47">$$FINALIDAD_TRATAMIENTO$$. </text:span></text:span><text:span text:style-name="Fuente_20_de_20_párrafo_20_predeter."><text:span text:style-name="T48">La legitimación o base jurídica para este tratamiento se fundamenta en $$ARTICULO6.1$$.</text:span></text:span></text:p>
            <text:p text:style-name="P45"><text:span text:style-name="Fuente_20_de_20_párrafo_20_predeter."><text:span text:style-name="T44">d) Puede usted ejercer sus derechos de acceso, rectificación, supresión, portabilidad de sus datos, y la limitación u oposición a su tratamiento y a no ser objeto de decisiones individuales automatizadas, como se explica en la siguiente dirección electrónica: </text:span></text:span><text:span text:style-name="Fuente_20_de_20_párrafo_20_predeter."><text:span text:style-name="T46">$$URL_EELL_DATOS$$,</text:span></text:span><text:span text:style-name="Fuente_20_de_20_párrafo_20_predeter."><text:span text:style-name="T44"> donde podrá encontrar el formulario recomendado para su ejercicio.</text:span></text:span></text:p>
            <text:p text:style-name="P46"><text:span text:style-name="Fuente_20_de_20_párrafo_20_predeter."><text:span text:style-name="T49">e) </text:span></text:span><text:span text:style-name="Fuente_20_de_20_párrafo_20_predeter."><text:span text:style-name="T50">$$CESION_NOCESION$$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/>
    <style:font-face style:name="Mangal2" svg:font-family="Mangal"/>
    <style:font-face style:name="TAMSTW+TimesNewRoman" svg:font-family="TAMSTW+TimesNewRoman"/>
    <style:font-face style:name="WFRXYX+Calibri" svg:font-family="WFRXYX+Calibri"/>
    <style:font-face style:name="Arial4" svg:font-family="Arial" style:font-family-generic="swiss"/>
    <style:font-face style:name="Courier New" svg:font-family="'Courier New'" style:font-family-generic="modern" style:font-pitch="fixed"/>
    <style:font-face style:name="NewsGotT" svg:font-family="NewsGotT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 Unicode1" svg:font-family="'Lucida Sans Unicode'" style:font-family-generic="swiss" style:font-pitch="variable"/>
    <style:font-face style:name="Mangal1" svg:font-family="Mangal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mbria Math" style:font-family-asian="'Cambria Math'" style:font-family-generic-asian="system" style:font-pitch-asian="variable" style:font-size-asian="10pt" style:language-asian="es" style:country-asian="E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s" style:country-asian="E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/>
      <style:text-properties fo:font-size="12pt" style:font-size-asian="12pt" style:language-asian="es" style:country-asian="ES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n" fo:country="GB" style:language-asian="es" style:country-asian="ES" style:font-name-complex="Times New Roman2" style:font-family-complex="'Times New Roman'" style:font-family-generic-complex="system" style:font-pitch-complex="variable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1T11:32:47.193000000</meta:creation-date>
    <meta:editing-duration>PT23H5M37S</meta:editing-duration>
    <meta:editing-cycles>117</meta:editing-cycles>
    <meta:generator>LibreOffice/7.0.2.2$Windows_X86_64 LibreOffice_project/8349ace3c3162073abd90d81fd06dcfb6b36b994</meta:generator>
    <dc:date>2021-05-07T08:35:45.775000000</dc:date>
    <meta:document-statistic meta:table-count="16" meta:image-count="30" meta:object-count="0" meta:page-count="5" meta:paragraph-count="138" meta:word-count="1207" meta:character-count="8835" meta:non-whitespace-character-count="7718"/>
  </office:meta>
</office:document-meta>
</file>